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Lucida Grande UI" svg:font-family="'.Lucida Grande UI'"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rel-width="80%" table:align="center" style:may-break-between-rows="false" style:writing-mode="lr-tb"/>
    </style:style>
    <style:style style:name="Table2.A" style:family="table-column">
      <style:table-column-properties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H1" style:family="table-cell">
      <style:table-cell-properties style:vertical-align="middle" style:border-line-width="0.0007in 0.0347in 0.0007in" fo:padding="0.0368in" fo:border="0.0361in double #808080"/>
    </style:style>
    <style:style style:name="Table2.A2" style:family="table-cell">
      <style:table-cell-properties style:vertical-align="middle" style:border-line-width-left="0.0007in 0.0347in 0.0007in" style:border-line-width-bottom="0.0007in 0.0347in 0.0007in" fo:padding="0.0368in" fo:border-left="0.0361in double #808080" fo:border-right="none" fo:border-top="none" fo:border-bottom="0.0361in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rel-width="80%" table:align="center" style:may-break-between-rows="false" style:writing-mode="lr-tb"/>
    </style:style>
    <style:style style:name="Table3.A" style:family="table-column">
      <style:table-column-properties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H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H1" style:family="table-cell">
      <style:table-cell-properties style:vertical-align="middle" style:border-line-width="0.0007in 0.0347in 0.0007in" fo:padding="0.0368in" fo:border="0.0361in double #808080"/>
    </style:style>
    <style:style style:name="Table4.A2" style:family="table-cell">
      <style:table-cell-properties style:vertical-align="middle" style:border-line-width-left="0.0007in 0.0347in 0.0007in" style:border-line-width-bottom="0.0007in 0.0347in 0.0007in" fo:padding="0.0368in" fo:border-left="0.0361in double #808080" fo:border-right="none" fo:border-top="none" fo:border-bottom="0.0361in double #808080"/>
    </style:style>
    <style:style style:name="Table4.G2" style:family="table-cell">
      <style:table-cell-properties style:vertical-align="middle"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H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rel-width="80%" table:align="center" style:may-break-between-rows="false" style:writing-mode="lr-tb"/>
    </style:style>
    <style:style style:name="Table2.A" style:family="table-column">
      <style:table-column-properties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H1" style:family="table-cell">
      <style:table-cell-properties style:vertical-align="middle" style:border-line-width="0.0007in 0.0347in 0.0007in" fo:padding="0.0368in" fo:border="0.0361in double #808080"/>
    </style:style>
    <style:style style:name="Table2.A2" style:family="table-cell">
      <style:table-cell-properties style:vertical-align="middle" style:border-line-width-left="0.0007in 0.0347in 0.0007in" style:border-line-width-bottom="0.0007in 0.0347in 0.0007in" fo:padding="0.0368in" fo:border-left="0.0361in double #808080" fo:border-right="none" fo:border-top="none" fo:border-bottom="0.0361in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rel-width="80%" table:align="center" style:may-break-between-rows="false" style:writing-mode="lr-tb"/>
    </style:style>
    <style:style style:name="Table3.A" style:family="table-column">
      <style:table-column-properties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H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Text_20_body">
      <style:paragraph-properties fo:margin-top="0.0827in" fo:margin-bottom="0.0827in" fo:text-align="center" style:justify-single-word="false" fo:keep-with-next="always"/>
      <style:text-properties fo:font-size="12pt" fo:font-style="italic"/>
    </style:style>
    <style:style style:name="P2" style:family="paragraph" style:parent-style-name="Heading_20_1">
      <style:paragraph-properties fo:break-before="page"/>
    </style:style>
    <style:style style:name="P3" style:family="paragraph" style:parent-style-name="Standard" style:list-style-name="L1"/>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ext_20_body">
      <style:paragraph-properties fo:margin-top="0.0827in" fo:margin-bottom="0.0827in" fo:text-align="center" style:justify-single-word="false" fo:keep-with-next="always"/>
      <style:text-properties fo:font-size="12pt" fo:font-style="italic"/>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Standard">
      <style:paragraph-properties fo:margin-top="0in" fo:margin-bottom="0in"/>
    </style:style>
    <style:style style:name="P17" style:family="paragraph" style:parent-style-name="Table_20_Contents">
      <style:paragraph-properties fo:margin-top="0in" fo:margin-bottom="0in" fo:text-align="center" style:justify-single-word="false"/>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Heading_20_1">
      <style:paragraph-properties fo:break-before="page"/>
    </style:style>
    <style:style style:name="P21" style:family="paragraph" style:parent-style-name="Heading_20_1" style:master-page-name="First_20_Page">
      <style:paragraph-properties style:page-number="auto"/>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Table_20_Contents">
      <style:paragraph-properties fo:text-align="center" style:justify-single-word="false"/>
    </style:style>
    <style:style style:name="P25" style:family="paragraph" style:parent-style-name="Text_20_body">
      <style:paragraph-properties fo:margin-top="0.0827in" fo:margin-bottom="0.0827in" fo:text-align="center" style:justify-single-word="false" fo:keep-with-next="always"/>
      <style:text-properties fo:font-size="12pt" fo:font-style="italic"/>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text-properties style:font-name="Times New Roman1"/>
    </style:style>
    <style:style style:name="P29" style:family="paragraph" style:parent-style-name="Standard" style:list-style-name="L3"/>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underline-style="solid" style:text-underline-width="auto" style:text-underline-color="font-color"/>
    </style:style>
    <style:style style:name="T2" style:family="text"/>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ize="9pt" style:font-size-asian="9pt"/>
    </style:style>
    <style:style style:name="T5" style:family="text">
      <style:text-properties fo:font-size="9pt" style:font-size-asian="9pt" style:font-size-complex="8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style:text-underline-style="solid" style:text-underline-width="auto" style:text-underline-color="font-color"/>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3" style:family="text">
      <style:text-properties fo:color="#000000" fo:font-size="12pt" style:font-name-asian="TimesNewRomanPSMT" style:font-size-asian="12pt" style:font-name-complex="TimesNewRomanPSMT" style:font-size-complex="12pt"/>
    </style:style>
    <style:style style:name="T14" style:family="text">
      <style:text-properties style:text-underline-style="none"/>
    </style:style>
    <style:style style:name="T15"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202387311424" text:id="ct107202387311424">
          <text:insertion>
            <office:change-info>
              <dc:creator>Bob Jacobsen</dc:creator>
              <dc:date>2010-10-08T21:55:00</dc:date>
            </office:change-info>
          </text:insertion>
        </text:changed-region>
        <text:changed-region xml:id="ct107202387311232" text:id="ct107202387311232">
          <text:insertion>
            <office:change-info>
              <dc:creator>D Harris</dc:creator>
              <dc:date>2015-02-07T17:32:00</dc:date>
            </office:change-info>
          </text:insertion>
        </text:changed-region>
        <text:changed-region xml:id="ct107202387309312" text:id="ct107202387309312">
          <text:insertion>
            <office:change-info>
              <dc:creator>Bob Jacobsen</dc:creator>
              <dc:date>2010-10-08T21:55:00</dc:date>
            </office:change-info>
          </text:insertion>
        </text:changed-region>
        <text:changed-region xml:id="ct105553121926784" text:id="ct105553121926784">
          <text:deletion>
            <office:change-info>
              <dc:creator>Jim Kueneman</dc:creator>
              <dc:date>2015-02-07T20:35:00</dc:date>
            </office:change-info>
            <text:p text:style-name="Standard">OpenLCB</text:p>
          </text:deletion>
          <text:insertion>
            <office:change-info office:chg-author="Bob Jacobsen" office:chg-date-time="2010-10-08T21:55:00"/>
          </text:insertion>
        </text:changed-region>
        <text:changed-region xml:id="ct107202387358080" text:id="ct107202387358080">
          <text:deletion>
            <office:change-info>
              <dc:creator>Jim Kueneman</dc:creator>
              <dc:date>2015-02-07T20:35:00</dc:date>
            </office:change-info>
            <text:p text:style-name="Standard"><text:s/></text:p>
          </text:deletion>
          <text:insertion>
            <office:change-info office:chg-author="Bob Jacobsen" office:chg-date-time="2010-10-08T21:55:00"/>
          </text:insertion>
        </text:changed-region>
        <text:changed-region xml:id="ct105553119895488" text:id="ct105553119895488">
          <text:insertion>
            <office:change-info>
              <dc:creator>Bob Jacobsen</dc:creator>
              <dc:date>2010-10-08T21:55:00</dc:date>
            </office:change-info>
          </text:insertion>
        </text:changed-region>
        <text:changed-region xml:id="ct106102875684224" text:id="ct106102875684224">
          <text:deletion>
            <office:change-info>
              <dc:creator>Jim Kueneman</dc:creator>
              <dc:date>2015-02-07T20:34:00</dc:date>
            </office:change-info>
            <text:p text:style-name="Standard">Specification</text:p>
          </text:deletion>
          <text:insertion>
            <office:change-info office:chg-author="Bob Jacobsen" office:chg-date-time="2010-10-08T21:55:00"/>
          </text:insertion>
        </text:changed-region>
        <text:changed-region xml:id="ct106102875668672" text:id="ct106102875668672">
          <text:insertion>
            <office:change-info>
              <dc:creator>Jim Kueneman</dc:creator>
              <dc:date>2015-02-07T20:34:00</dc:date>
            </office:change-info>
          </text:insertion>
        </text:changed-region>
        <text:changed-region xml:id="ct106102875685184" text:id="ct106102875685184">
          <text:insertion>
            <office:change-info>
              <dc:creator>Bob Jacobsen</dc:creator>
              <dc:date>2010-10-08T21:55:00</dc:date>
            </office:change-info>
          </text:insertion>
        </text:changed-region>
        <text:changed-region xml:id="ct107202387311040" text:id="ct107202387311040">
          <text:insertion>
            <office:change-info>
              <dc:creator>Stuart Baker</dc:creator>
              <dc:date>2015-02-07T00:55:00</dc:date>
            </office:change-info>
          </text:insertion>
        </text:changed-region>
        <text:changed-region xml:id="ct107202387295104" text:id="ct107202387295104">
          <text:deletion>
            <office:change-info>
              <dc:creator>D Harris</dc:creator>
              <dc:date>2015-02-07T17:14:00</dc:date>
            </office:change-info>
            <text:p text:style-name="Standard">T</text:p>
          </text:deletion>
        </text:changed-region>
        <text:changed-region xml:id="ct107202387313152" text:id="ct107202387313152">
          <text:insertion>
            <office:change-info>
              <dc:creator>D Harris</dc:creator>
              <dc:date>2015-02-07T17:14:00</dc:date>
            </office:change-info>
          </text:insertion>
        </text:changed-region>
        <text:changed-region xml:id="ct107202387256320" text:id="ct107202387256320">
          <text:insertion>
            <office:change-info>
              <dc:creator>Stuart Baker</dc:creator>
              <dc:date>2015-02-07T01:09:00</dc:date>
            </office:change-info>
          </text:insertion>
        </text:changed-region>
        <text:changed-region xml:id="ct107202387267456" text:id="ct107202387267456">
          <text:insertion>
            <office:change-info>
              <dc:creator>Stuart Baker</dc:creator>
              <dc:date>2015-02-07T01:10:00</dc:date>
            </office:change-info>
          </text:insertion>
        </text:changed-region>
        <text:changed-region xml:id="ct107202387266688" text:id="ct107202387266688">
          <text:insertion>
            <office:change-info>
              <dc:creator>Stuart Baker</dc:creator>
              <dc:date>2015-02-07T01:11:00</dc:date>
            </office:change-info>
          </text:insertion>
        </text:changed-region>
        <text:changed-region xml:id="ct107202387304320" text:id="ct107202387304320">
          <text:insertion>
            <office:change-info>
              <dc:creator>D Harris</dc:creator>
              <dc:date>2015-02-07T17:14:00</dc:date>
            </office:change-info>
          </text:insertion>
        </text:changed-region>
        <text:changed-region xml:id="ct107202387303168" text:id="ct107202387303168">
          <text:deletion>
            <office:change-info>
              <dc:creator>D Harris</dc:creator>
              <dc:date>2015-02-07T17:14:00</dc:date>
            </office:change-info>
            <text:p text:style-name="Standard">extention</text:p>
          </text:deletion>
        </text:changed-region>
        <text:changed-region xml:id="ct107202387304128" text:id="ct107202387304128">
          <text:insertion>
            <office:change-info>
              <dc:creator>Stuart Baker</dc:creator>
              <dc:date>2015-02-07T01:11:00</dc:date>
            </office:change-info>
          </text:insertion>
        </text:changed-region>
        <text:changed-region xml:id="ct107202387308160" text:id="ct107202387308160">
          <text:insertion>
            <office:change-info>
              <dc:creator>Stuart Baker</dc:creator>
              <dc:date>2015-02-07T01:12:00</dc:date>
            </office:change-info>
          </text:insertion>
        </text:changed-region>
        <text:changed-region xml:id="ct107202387351744" text:id="ct107202387351744">
          <text:insertion>
            <office:change-info>
              <dc:creator>Stuart Baker</dc:creator>
              <dc:date>2015-02-07T01:13:00</dc:date>
            </office:change-info>
          </text:insertion>
        </text:changed-region>
        <text:changed-region xml:id="ct107202387328704" text:id="ct107202387328704">
          <text:deletion>
            <office:change-info>
              <dc:creator>Stuart Baker</dc:creator>
              <dc:date>2015-02-07T01:13:00</dc:date>
            </office:change-info>
            <text:p text:style-name="Standard"/>
            <text:h text:style-name="Heading_20_2" text:outline-level="2">References and Context</text:h>
          </text:deletion>
        </text:changed-region>
        <text:changed-region xml:id="ct107202387326784" text:id="ct107202387326784">
          <text:insertion>
            <office:change-info>
              <dc:creator>Bob Jacobsen</dc:creator>
              <dc:date>2010-10-08T21:55:00</dc:date>
            </office:change-info>
          </text:insertion>
        </text:changed-region>
        <text:changed-region xml:id="ct107202387348864" text:id="ct107202387348864">
          <text:deletion>
            <office:change-info>
              <dc:creator>Stuart Baker</dc:creator>
              <dc:date>2015-02-07T01:13:00</dc:date>
            </office:change-info>
            <text:h text:style-name="Heading_20_2" text:outline-level="2">Format</text:h>
          </text:deletion>
        </text:changed-region>
        <text:changed-region xml:id="ct107202387310656" text:id="ct107202387310656">
          <text:insertion>
            <office:change-info>
              <dc:creator>Stuart Baker</dc:creator>
              <dc:date>2015-02-07T01:13:00</dc:date>
            </office:change-info>
          </text:insertion>
        </text:changed-region>
        <text:changed-region xml:id="ct107202387305664" text:id="ct107202387305664">
          <text:insertion>
            <office:change-info>
              <dc:creator>Bob Jacobsen</dc:creator>
              <dc:date>2010-10-08T21:55:00</dc:date>
            </office:change-info>
          </text:insertion>
        </text:changed-region>
        <text:changed-region xml:id="ct107202387266304" text:id="ct107202387266304">
          <text:deletion>
            <office:change-info>
              <dc:creator>Stuart Baker</dc:creator>
              <dc:date>2015-02-07T01:13:00</dc:date>
            </office:change-info>
            <text:p text:style-name="Standard">The specification doesn't require any particular human-readable format, but hex-pairs with separators are strongly suggested, e.g. 01.AB.34.01.CD.E3.20.0E; decimal pairs could also be used, but in that case it's important to provide a way to know which is use.</text:p>
          </text:deletion>
        </text:changed-region>
        <text:changed-region xml:id="ct107202387310464" text:id="ct107202387310464">
          <text:insertion>
            <office:change-info>
              <dc:creator>Stuart Baker</dc:creator>
              <dc:date>2015-02-07T01:13:00</dc:date>
            </office:change-info>
          </text:insertion>
        </text:changed-region>
        <text:changed-region xml:id="ct107202387292224" text:id="ct107202387292224">
          <text:insertion>
            <office:change-info>
              <dc:creator>Stuart Baker</dc:creator>
              <dc:date>2015-02-07T01:14:00</dc:date>
            </office:change-info>
          </text:insertion>
        </text:changed-region>
        <text:changed-region xml:id="ct107202387283392" text:id="ct107202387283392">
          <text:insertion>
            <office:change-info>
              <dc:creator>Stuart Baker</dc:creator>
              <dc:date>2015-02-07T01:15:00</dc:date>
            </office:change-info>
          </text:insertion>
        </text:changed-region>
        <text:changed-region xml:id="ct107202387303360" text:id="ct107202387303360">
          <text:insertion>
            <office:change-info>
              <dc:creator>Stuart Baker</dc:creator>
              <dc:date>2015-02-07T01:40:00</dc:date>
            </office:change-info>
          </text:insertion>
        </text:changed-region>
        <text:changed-region xml:id="ct107202387301056" text:id="ct107202387301056">
          <text:insertion>
            <office:change-info>
              <dc:creator>Stuart Baker</dc:creator>
              <dc:date>2015-02-07T01:41:00</dc:date>
            </office:change-info>
          </text:insertion>
        </text:changed-region>
        <text:changed-region xml:id="ct107202387298944" text:id="ct107202387298944">
          <text:insertion>
            <office:change-info>
              <dc:creator>Stuart Baker</dc:creator>
              <dc:date>2015-02-07T03:49:00</dc:date>
            </office:change-info>
          </text:insertion>
        </text:changed-region>
        <text:changed-region xml:id="ct107202387312384" text:id="ct107202387312384">
          <text:deletion>
            <office:change-info>
              <dc:creator>D Harris</dc:creator>
              <dc:date>2015-02-07T17:15:00</dc:date>
            </office:change-info>
            <text:p text:style-name="Standard">T</text:p>
          </text:deletion>
        </text:changed-region>
        <text:changed-region xml:id="ct107202387310848" text:id="ct107202387310848">
          <text:insertion>
            <office:change-info>
              <dc:creator>D Harris</dc:creator>
              <dc:date>2015-02-07T17:15:00</dc:date>
            </office:change-info>
          </text:insertion>
        </text:changed-region>
        <text:changed-region xml:id="ct107202387268224" text:id="ct107202387268224">
          <text:insertion>
            <office:change-info>
              <dc:creator>Stuart Baker</dc:creator>
              <dc:date>2015-02-07T03:49:00</dc:date>
            </office:change-info>
          </text:insertion>
        </text:changed-region>
        <text:changed-region xml:id="ct107202387281472" text:id="ct107202387281472">
          <text:deletion>
            <office:change-info>
              <dc:creator>D Harris</dc:creator>
              <dc:date>2015-02-07T17:15:00</dc:date>
            </office:change-info>
            <text:p text:style-name="Standard">the</text:p>
          </text:deletion>
        </text:changed-region>
        <text:changed-region xml:id="ct107202387355392" text:id="ct107202387355392">
          <text:insertion>
            <office:change-info>
              <dc:creator>D Harris</dc:creator>
              <dc:date>2015-02-07T17:15:00</dc:date>
            </office:change-info>
          </text:insertion>
        </text:changed-region>
        <text:changed-region xml:id="ct107202387353280" text:id="ct107202387353280">
          <text:insertion>
            <office:change-info>
              <dc:creator>Stuart Baker</dc:creator>
              <dc:date>2015-02-07T03:49:00</dc:date>
            </office:change-info>
          </text:insertion>
        </text:changed-region>
        <text:changed-region xml:id="ct107202387346560" text:id="ct107202387346560">
          <text:insertion>
            <office:change-info>
              <dc:creator>D Harris</dc:creator>
              <dc:date>2015-02-07T17:17:00</dc:date>
            </office:change-info>
          </text:insertion>
        </text:changed-region>
        <text:changed-region xml:id="ct107202387351168" text:id="ct107202387351168">
          <text:insertion>
            <office:change-info>
              <dc:creator>D Harris</dc:creator>
              <dc:date>2015-02-07T17:18:00</dc:date>
            </office:change-info>
          </text:insertion>
        </text:changed-region>
        <text:changed-region xml:id="ct107202387321216" text:id="ct107202387321216">
          <text:insertion>
            <office:change-info>
              <dc:creator>D Harris</dc:creator>
              <dc:date>2015-02-07T17:19:00</dc:date>
            </office:change-info>
          </text:insertion>
        </text:changed-region>
        <text:changed-region xml:id="ct107202387326208" text:id="ct107202387326208">
          <text:insertion>
            <office:change-info>
              <dc:creator>D Harris</dc:creator>
              <dc:date>2015-02-07T17:20:00</dc:date>
            </office:change-info>
          </text:insertion>
        </text:changed-region>
        <text:changed-region xml:id="ct107202387322368" text:id="ct107202387322368">
          <text:insertion>
            <office:change-info>
              <dc:creator>D Harris</dc:creator>
              <dc:date>2015-02-07T17:21:00</dc:date>
            </office:change-info>
          </text:insertion>
        </text:changed-region>
        <text:changed-region xml:id="ct107202387352704" text:id="ct107202387352704">
          <text:insertion>
            <office:change-info>
              <dc:creator>D Harris</dc:creator>
              <dc:date>2015-02-07T17:22:00</dc:date>
            </office:change-info>
          </text:insertion>
        </text:changed-region>
        <text:changed-region xml:id="ct107202387259200" text:id="ct107202387259200">
          <text:insertion>
            <office:change-info>
              <dc:creator>Stuart Baker</dc:creator>
              <dc:date>2015-02-07T03:49:00</dc:date>
            </office:change-info>
          </text:insertion>
        </text:changed-region>
        <text:changed-region xml:id="ct107202387363456" text:id="ct107202387363456">
          <text:insertion>
            <office:change-info>
              <dc:creator>D Harris</dc:creator>
              <dc:date>2015-02-07T17:23:00</dc:date>
            </office:change-info>
          </text:insertion>
        </text:changed-region>
        <text:changed-region xml:id="ct107202387349248" text:id="ct107202387349248">
          <text:insertion>
            <office:change-info>
              <dc:creator>Stuart Baker</dc:creator>
              <dc:date>2015-02-07T03:49:00</dc:date>
            </office:change-info>
          </text:insertion>
        </text:changed-region>
        <text:changed-region xml:id="ct107202387328512" text:id="ct107202387328512">
          <text:insertion>
            <office:change-info>
              <dc:creator>Stuart Baker</dc:creator>
              <dc:date>2015-02-07T01:17:00</dc:date>
            </office:change-info>
          </text:insertion>
        </text:changed-region>
        <text:changed-region xml:id="ct107202387312576" text:id="ct107202387312576">
          <text:insertion>
            <office:change-info>
              <dc:creator>Bob Jacobsen</dc:creator>
              <dc:date>2010-10-08T21:55:00</dc:date>
            </office:change-info>
          </text:insertion>
        </text:changed-region>
        <text:changed-region xml:id="ct107202387274560" text:id="ct107202387274560">
          <text:insertion>
            <office:change-info>
              <dc:creator>Stuart Baker</dc:creator>
              <dc:date>2015-02-07T01:19:00</dc:date>
            </office:change-info>
          </text:insertion>
        </text:changed-region>
        <text:changed-region xml:id="ct106102875691136" text:id="ct106102875691136">
          <text:deletion>
            <office:change-info>
              <dc:creator>Jim Kueneman</dc:creator>
              <dc:date>2015-02-07T20:34:00</dc:date>
            </office:change-info>
            <text:p text:style-name="Standard">specification</text:p>
          </text:deletion>
          <text:insertion>
            <office:change-info office:chg-author="Stuart Baker" office:chg-date-time="2015-02-07T01:19:00"/>
          </text:insertion>
        </text:changed-region>
        <text:changed-region xml:id="ct106102875659648" text:id="ct106102875659648">
          <text:insertion>
            <office:change-info>
              <dc:creator>Jim Kueneman</dc:creator>
              <dc:date>2015-02-07T20:34:00</dc:date>
            </office:change-info>
          </text:insertion>
        </text:changed-region>
        <text:changed-region xml:id="ct106102875741056" text:id="ct106102875741056">
          <text:insertion>
            <office:change-info>
              <dc:creator>Stuart Baker</dc:creator>
              <dc:date>2015-02-07T01:19:00</dc:date>
            </office:change-info>
          </text:insertion>
        </text:changed-region>
        <text:changed-region xml:id="ct107202387248640" text:id="ct107202387248640">
          <text:insertion>
            <office:change-info>
              <dc:creator>Bob Jacobsen</dc:creator>
              <dc:date>2010-10-08T21:55:00</dc:date>
            </office:change-info>
          </text:insertion>
        </text:changed-region>
        <text:changed-region xml:id="ct107202387260544" text:id="ct107202387260544">
          <text:insertion>
            <office:change-info>
              <dc:creator>Stuart Baker</dc:creator>
              <dc:date>2015-02-07T01:20:00</dc:date>
            </office:change-info>
          </text:insertion>
        </text:changed-region>
        <text:changed-region xml:id="ct107202387315840" text:id="ct107202387315840">
          <text:insertion>
            <office:change-info>
              <dc:creator>Stuart Baker</dc:creator>
              <dc:date>2015-02-07T01:21:00</dc:date>
            </office:change-info>
          </text:insertion>
        </text:changed-region>
        <text:changed-region xml:id="ct107202387298752" text:id="ct107202387298752">
          <text:insertion>
            <office:change-info>
              <dc:creator>Stuart Baker</dc:creator>
              <dc:date>2015-02-07T01:22:00</dc:date>
            </office:change-info>
          </text:insertion>
        </text:changed-region>
        <text:changed-region xml:id="ct107202387296064" text:id="ct107202387296064">
          <text:insertion>
            <office:change-info>
              <dc:creator>Stuart Baker</dc:creator>
              <dc:date>2015-02-07T01:23:00</dc:date>
            </office:change-info>
          </text:insertion>
        </text:changed-region>
        <text:changed-region xml:id="ct107202387314496" text:id="ct107202387314496">
          <text:insertion>
            <office:change-info>
              <dc:creator>Stuart Baker</dc:creator>
              <dc:date>2015-02-07T01:24:00</dc:date>
            </office:change-info>
          </text:insertion>
        </text:changed-region>
        <text:changed-region xml:id="ct107202387316032" text:id="ct107202387316032">
          <text:insertion>
            <office:change-info>
              <dc:creator>Stuart Baker</dc:creator>
              <dc:date>2015-02-07T01:25:00</dc:date>
            </office:change-info>
          </text:insertion>
        </text:changed-region>
        <text:changed-region xml:id="ct107202387292032" text:id="ct107202387292032">
          <text:insertion>
            <office:change-info>
              <dc:creator>Stuart Baker</dc:creator>
              <dc:date>2015-02-07T01:46:00</dc:date>
            </office:change-info>
          </text:insertion>
        </text:changed-region>
        <text:changed-region xml:id="ct107202387324864" text:id="ct107202387324864">
          <text:insertion>
            <office:change-info>
              <dc:creator>Stuart Baker</dc:creator>
              <dc:date>2015-02-07T01:26:00</dc:date>
            </office:change-info>
          </text:insertion>
        </text:changed-region>
        <text:changed-region xml:id="ct107202387291264" text:id="ct107202387291264">
          <text:insertion>
            <office:change-info>
              <dc:creator>Stuart Baker</dc:creator>
              <dc:date>2015-02-07T01:27:00</dc:date>
            </office:change-info>
          </text:insertion>
        </text:changed-region>
        <text:changed-region xml:id="ct107202387296256" text:id="ct107202387296256">
          <text:insertion>
            <office:change-info>
              <dc:creator>D Harris</dc:creator>
              <dc:date>2015-02-07T17:24:00</dc:date>
            </office:change-info>
          </text:insertion>
        </text:changed-region>
        <text:changed-region xml:id="ct107202387299904" text:id="ct107202387299904">
          <text:insertion>
            <office:change-info>
              <dc:creator>Stuart Baker</dc:creator>
              <dc:date>2015-02-07T01:27:00</dc:date>
            </office:change-info>
          </text:insertion>
        </text:changed-region>
        <text:changed-region xml:id="ct107202387290496" text:id="ct107202387290496">
          <text:deletion>
            <office:change-info>
              <dc:creator>D Harris</dc:creator>
              <dc:date>2015-02-07T17:24:00</dc:date>
            </office:change-info>
            <text:p text:style-name="Standard">N</text:p>
          </text:deletion>
        </text:changed-region>
        <text:changed-region xml:id="ct107202387306624" text:id="ct107202387306624">
          <text:insertion>
            <office:change-info>
              <dc:creator>D Harris</dc:creator>
              <dc:date>2015-02-07T17:24:00</dc:date>
            </office:change-info>
          </text:insertion>
        </text:changed-region>
        <text:changed-region xml:id="ct107202387375552" text:id="ct107202387375552">
          <text:insertion>
            <office:change-info>
              <dc:creator>Stuart Baker</dc:creator>
              <dc:date>2015-02-07T01:27:00</dc:date>
            </office:change-info>
          </text:insertion>
        </text:changed-region>
        <text:changed-region xml:id="ct107202387320448" text:id="ct107202387320448">
          <text:deletion>
            <office:change-info>
              <dc:creator>D Harris</dc:creator>
              <dc:date>2015-02-07T17:24:00</dc:date>
            </office:change-info>
            <text:p text:style-name="Standard"><text:s/></text:p>
          </text:deletion>
        </text:changed-region>
        <text:changed-region xml:id="ct107202387375360" text:id="ct107202387375360">
          <text:insertion>
            <office:change-info>
              <dc:creator>D Harris</dc:creator>
              <dc:date>2015-02-07T17:24:00</dc:date>
            </office:change-info>
          </text:insertion>
        </text:changed-region>
        <text:changed-region xml:id="ct107202387375744" text:id="ct107202387375744">
          <text:deletion>
            <office:change-info>
              <dc:creator>D Harris</dc:creator>
              <dc:date>2015-02-07T17:24:00</dc:date>
            </office:change-info>
            <text:p text:style-name="Standard">ID</text:p>
          </text:deletion>
        </text:changed-region>
        <text:changed-region xml:id="ct107202387375168" text:id="ct107202387375168">
          <text:insertion>
            <office:change-info>
              <dc:creator>Stuart Baker</dc:creator>
              <dc:date>2015-02-07T01:27:00</dc:date>
            </office:change-info>
          </text:insertion>
        </text:changed-region>
        <text:changed-region xml:id="ct107202387258816" text:id="ct107202387258816">
          <text:deletion>
            <office:change-info>
              <dc:creator>D Harris</dc:creator>
              <dc:date>2015-02-07T17:24:00</dc:date>
            </office:change-info>
            <text:p text:style-name="Standard">Event ID</text:p>
          </text:deletion>
        </text:changed-region>
        <text:changed-region xml:id="ct107202387318144" text:id="ct107202387318144">
          <text:insertion>
            <office:change-info>
              <dc:creator>D Harris</dc:creator>
              <dc:date>2015-02-07T17:24:00</dc:date>
            </office:change-info>
          </text:insertion>
        </text:changed-region>
        <text:changed-region xml:id="ct107202387342336" text:id="ct107202387342336">
          <text:insertion>
            <office:change-info>
              <dc:creator>Stuart Baker</dc:creator>
              <dc:date>2015-02-07T01:37:00</dc:date>
            </office:change-info>
          </text:insertion>
        </text:changed-region>
        <text:changed-region xml:id="ct107202387372672" text:id="ct107202387372672">
          <text:insertion>
            <office:change-info>
              <dc:creator>Stuart Baker</dc:creator>
              <dc:date>2015-02-07T01:40:00</dc:date>
            </office:change-info>
          </text:insertion>
        </text:changed-region>
        <text:changed-region xml:id="ct107202387345408" text:id="ct107202387345408">
          <text:insertion>
            <office:change-info>
              <dc:creator>Stuart Baker</dc:creator>
              <dc:date>2015-02-07T01:38:00</dc:date>
            </office:change-info>
          </text:insertion>
        </text:changed-region>
        <text:changed-region xml:id="ct107202387259392" text:id="ct107202387259392">
          <text:deletion>
            <office:change-info>
              <dc:creator>D Harris</dc:creator>
              <dc:date>2015-02-07T17:24:00</dc:date>
            </office:change-info>
            <text:p text:style-name="Standard">Event ID</text:p>
          </text:deletion>
        </text:changed-region>
        <text:changed-region xml:id="ct107202387376128" text:id="ct107202387376128">
          <text:insertion>
            <office:change-info>
              <dc:creator>D Harris</dc:creator>
              <dc:date>2015-02-07T17:24:00</dc:date>
            </office:change-info>
          </text:insertion>
        </text:changed-region>
        <text:changed-region xml:id="ct107202387376320" text:id="ct107202387376320">
          <text:insertion>
            <office:change-info>
              <dc:creator>D Harris</dc:creator>
              <dc:date>2015-02-07T17:25:00</dc:date>
            </office:change-info>
          </text:insertion>
        </text:changed-region>
        <text:changed-region xml:id="ct107202387376512" text:id="ct107202387376512">
          <text:insertion>
            <office:change-info>
              <dc:creator>Stuart Baker</dc:creator>
              <dc:date>2015-02-07T01:38:00</dc:date>
            </office:change-info>
          </text:insertion>
        </text:changed-region>
        <text:changed-region xml:id="ct107202387375936" text:id="ct107202387375936">
          <text:deletion>
            <office:change-info>
              <dc:creator>D Harris</dc:creator>
              <dc:date>2015-02-07T17:25:00</dc:date>
            </office:change-info>
            <text:p text:style-name="Standard">e</text:p>
          </text:deletion>
        </text:changed-region>
        <text:changed-region xml:id="ct107202387376896" text:id="ct107202387376896">
          <text:insertion>
            <office:change-info>
              <dc:creator>D Harris</dc:creator>
              <dc:date>2015-02-07T17:25:00</dc:date>
            </office:change-info>
          </text:insertion>
        </text:changed-region>
        <text:changed-region xml:id="ct107202387376704" text:id="ct107202387376704">
          <text:insertion>
            <office:change-info>
              <dc:creator>Stuart Baker</dc:creator>
              <dc:date>2015-02-07T01:38:00</dc:date>
            </office:change-info>
          </text:insertion>
        </text:changed-region>
        <text:changed-region xml:id="ct107202389345984" text:id="ct107202389345984">
          <text:insertion>
            <office:change-info>
              <dc:creator>Stuart Baker</dc:creator>
              <dc:date>2015-02-07T01:39:00</dc:date>
            </office:change-info>
          </text:insertion>
        </text:changed-region>
        <text:changed-region xml:id="ct107202387288000" text:id="ct107202387288000">
          <text:deletion>
            <office:change-info>
              <dc:creator>D Harris</dc:creator>
              <dc:date>2015-02-07T17:25:00</dc:date>
            </office:change-info>
            <text:p text:style-name="Standard">Node ID</text:p>
          </text:deletion>
        </text:changed-region>
        <text:changed-region xml:id="ct107202387257280" text:id="ct107202387257280">
          <text:insertion>
            <office:change-info>
              <dc:creator>D Harris</dc:creator>
              <dc:date>2015-02-07T17:25:00</dc:date>
            </office:change-info>
          </text:insertion>
        </text:changed-region>
        <text:changed-region xml:id="ct107202387302016" text:id="ct107202387302016">
          <text:insertion>
            <office:change-info>
              <dc:creator>Stuart Baker</dc:creator>
              <dc:date>2015-02-07T01:39:00</dc:date>
            </office:change-info>
          </text:insertion>
        </text:changed-region>
        <text:changed-region xml:id="ct107202387263616" text:id="ct107202387263616">
          <text:insertion>
            <office:change-info>
              <dc:creator>Stuart Baker</dc:creator>
              <dc:date>2015-02-07T01:47:00</dc:date>
            </office:change-info>
          </text:insertion>
        </text:changed-region>
        <text:changed-region xml:id="ct107202387374592" text:id="ct107202387374592">
          <text:insertion>
            <office:change-info>
              <dc:creator>Stuart Baker</dc:creator>
              <dc:date>2015-02-07T01:48:00</dc:date>
            </office:change-info>
          </text:insertion>
        </text:changed-region>
        <text:changed-region xml:id="ct107202387341376" text:id="ct107202387341376">
          <text:insertion>
            <office:change-info>
              <dc:creator>Stuart Baker</dc:creator>
              <dc:date>2015-02-07T01:55:00</dc:date>
            </office:change-info>
          </text:insertion>
        </text:changed-region>
        <text:changed-region xml:id="ct107202387339264" text:id="ct107202387339264">
          <text:insertion>
            <office:change-info>
              <dc:creator>Stuart Baker</dc:creator>
              <dc:date>2015-02-07T01:56:00</dc:date>
            </office:change-info>
          </text:insertion>
        </text:changed-region>
        <text:changed-region xml:id="ct107202387371136" text:id="ct107202387371136">
          <text:insertion>
            <office:change-info>
              <dc:creator>Stuart Baker</dc:creator>
              <dc:date>2015-02-07T02:24:00</dc:date>
            </office:change-info>
          </text:insertion>
        </text:changed-region>
        <text:changed-region xml:id="ct107202387360384" text:id="ct107202387360384">
          <text:insertion>
            <office:change-info>
              <dc:creator>Stuart Baker</dc:creator>
              <dc:date>2015-02-07T03:28:00</dc:date>
            </office:change-info>
          </text:insertion>
        </text:changed-region>
        <text:changed-region xml:id="ct107202387335040" text:id="ct107202387335040">
          <text:insertion>
            <office:change-info>
              <dc:creator>Stuart Baker</dc:creator>
              <dc:date>2015-02-07T03:29:00</dc:date>
            </office:change-info>
          </text:insertion>
        </text:changed-region>
        <text:changed-region xml:id="ct107202387342144" text:id="ct107202387342144">
          <text:insertion>
            <office:change-info>
              <dc:creator>Stuart Baker</dc:creator>
              <dc:date>2015-02-07T02:25:00</dc:date>
            </office:change-info>
          </text:insertion>
        </text:changed-region>
        <text:changed-region xml:id="ct107202387309696" text:id="ct107202387309696">
          <text:insertion>
            <office:change-info>
              <dc:creator>Stuart Baker</dc:creator>
              <dc:date>2015-02-07T02:26:00</dc:date>
            </office:change-info>
          </text:insertion>
        </text:changed-region>
        <text:changed-region xml:id="ct107202387373248" text:id="ct107202387373248">
          <text:insertion>
            <office:change-info>
              <dc:creator>Stuart Baker</dc:creator>
              <dc:date>2015-02-07T02:28:00</dc:date>
            </office:change-info>
          </text:insertion>
        </text:changed-region>
        <text:changed-region xml:id="ct107202387336192" text:id="ct107202387336192">
          <text:insertion>
            <office:change-info>
              <dc:creator>Stuart Baker</dc:creator>
              <dc:date>2015-02-07T02:29:00</dc:date>
            </office:change-info>
          </text:insertion>
        </text:changed-region>
        <text:changed-region xml:id="ct107202387372864" text:id="ct107202387372864">
          <text:insertion>
            <office:change-info>
              <dc:creator>Stuart Baker</dc:creator>
              <dc:date>2015-02-07T02:30:00</dc:date>
            </office:change-info>
          </text:insertion>
        </text:changed-region>
        <text:changed-region xml:id="ct107202387340224" text:id="ct107202387340224">
          <text:insertion>
            <office:change-info>
              <dc:creator>D Harris</dc:creator>
              <dc:date>2015-02-07T17:26:00</dc:date>
            </office:change-info>
          </text:insertion>
        </text:changed-region>
        <text:changed-region xml:id="ct107202387335616" text:id="ct107202387335616">
          <text:insertion>
            <office:change-info>
              <dc:creator>Stuart Baker</dc:creator>
              <dc:date>2015-02-07T02:31:00</dc:date>
            </office:change-info>
          </text:insertion>
        </text:changed-region>
        <text:changed-region xml:id="ct107202387335424" text:id="ct107202387335424">
          <text:insertion>
            <office:change-info>
              <dc:creator>D Harris</dc:creator>
              <dc:date>2015-02-07T17:26:00</dc:date>
            </office:change-info>
          </text:insertion>
        </text:changed-region>
        <text:changed-region xml:id="ct107202387373440" text:id="ct107202387373440">
          <text:insertion>
            <office:change-info>
              <dc:creator>Stuart Baker</dc:creator>
              <dc:date>2015-02-07T02:31:00</dc:date>
            </office:change-info>
          </text:insertion>
        </text:changed-region>
        <text:changed-region xml:id="ct107202387377088" text:id="ct107202387377088">
          <text:insertion>
            <office:change-info>
              <dc:creator>Stuart Baker</dc:creator>
              <dc:date>2015-02-07T02:32:00</dc:date>
            </office:change-info>
          </text:insertion>
        </text:changed-region>
        <text:changed-region xml:id="ct107202387330624" text:id="ct107202387330624">
          <text:insertion>
            <office:change-info>
              <dc:creator>Stuart Baker</dc:creator>
              <dc:date>2015-02-07T02:33:00</dc:date>
            </office:change-info>
          </text:insertion>
        </text:changed-region>
        <text:changed-region xml:id="ct107202387374400" text:id="ct107202387374400">
          <text:insertion>
            <office:change-info>
              <dc:creator>Stuart Baker</dc:creator>
              <dc:date>2015-02-07T02:34:00</dc:date>
            </office:change-info>
          </text:insertion>
        </text:changed-region>
        <text:changed-region xml:id="ct107202387377472" text:id="ct107202387377472">
          <text:insertion>
            <office:change-info>
              <dc:creator>Stuart Baker</dc:creator>
              <dc:date>2015-02-07T02:35:00</dc:date>
            </office:change-info>
          </text:insertion>
        </text:changed-region>
        <text:changed-region xml:id="ct107202387377280" text:id="ct107202387377280">
          <text:insertion>
            <office:change-info>
              <dc:creator>Stuart Baker</dc:creator>
              <dc:date>2015-02-07T03:32:00</dc:date>
            </office:change-info>
          </text:insertion>
        </text:changed-region>
        <text:changed-region xml:id="ct107202387377856" text:id="ct107202387377856">
          <text:insertion>
            <office:change-info>
              <dc:creator>Stuart Baker</dc:creator>
              <dc:date>2015-02-07T03:33:00</dc:date>
            </office:change-info>
          </text:insertion>
        </text:changed-region>
        <text:changed-region xml:id="ct107202387377664" text:id="ct107202387377664">
          <text:insertion>
            <office:change-info>
              <dc:creator>Stuart Baker</dc:creator>
              <dc:date>2015-02-07T03:34:00</dc:date>
            </office:change-info>
          </text:insertion>
        </text:changed-region>
        <text:changed-region xml:id="ct107202389344448" text:id="ct107202389344448">
          <text:insertion>
            <office:change-info>
              <dc:creator>Stuart Baker</dc:creator>
              <dc:date>2015-02-07T03:35:00</dc:date>
            </office:change-info>
          </text:insertion>
        </text:changed-region>
        <text:changed-region xml:id="ct107202389344256" text:id="ct107202389344256">
          <text:insertion>
            <office:change-info>
              <dc:creator>Stuart Baker</dc:creator>
              <dc:date>2015-02-07T03:36:00</dc:date>
            </office:change-info>
          </text:insertion>
        </text:changed-region>
        <text:changed-region xml:id="ct107202389344832" text:id="ct107202389344832">
          <text:insertion>
            <office:change-info>
              <dc:creator>D Harris</dc:creator>
              <dc:date>2015-02-07T17:29:00</dc:date>
            </office:change-info>
          </text:insertion>
        </text:changed-region>
        <text:changed-region xml:id="ct107202389344640" text:id="ct107202389344640">
          <text:insertion>
            <office:change-info>
              <dc:creator>Stuart Baker</dc:creator>
              <dc:date>2015-02-07T03:36:00</dc:date>
            </office:change-info>
          </text:insertion>
        </text:changed-region>
        <text:changed-region xml:id="ct107202387315648" text:id="ct107202387315648">
          <text:insertion>
            <office:change-info>
              <dc:creator>Stuart Baker</dc:creator>
              <dc:date>2015-02-07T03:37:00</dc:date>
            </office:change-info>
          </text:insertion>
        </text:changed-region>
        <text:changed-region xml:id="ct107202387365568" text:id="ct107202387365568">
          <text:insertion>
            <office:change-info>
              <dc:creator>D Harris</dc:creator>
              <dc:date>2015-02-07T17:27:00</dc:date>
            </office:change-info>
          </text:insertion>
        </text:changed-region>
        <text:changed-region xml:id="ct107202387337152" text:id="ct107202387337152">
          <text:insertion>
            <office:change-info>
              <dc:creator>Stuart Baker</dc:creator>
              <dc:date>2015-02-07T03:37:00</dc:date>
            </office:change-info>
          </text:insertion>
        </text:changed-region>
        <text:changed-region xml:id="ct107202387344256" text:id="ct107202387344256">
          <text:insertion>
            <office:change-info>
              <dc:creator>Stuart Baker</dc:creator>
              <dc:date>2015-02-07T03:44:00</dc:date>
            </office:change-info>
          </text:insertion>
        </text:changed-region>
        <text:changed-region xml:id="ct107202387355968" text:id="ct107202387355968">
          <text:insertion>
            <office:change-info>
              <dc:creator>Stuart Baker</dc:creator>
              <dc:date>2015-02-07T03:45:00</dc:date>
            </office:change-info>
          </text:insertion>
        </text:changed-region>
        <text:changed-region xml:id="ct107202387332544" text:id="ct107202387332544">
          <text:insertion>
            <office:change-info>
              <dc:creator>D Harris</dc:creator>
              <dc:date>2015-02-07T17:31:00</dc:date>
            </office:change-info>
          </text:insertion>
        </text:changed-region>
        <text:changed-region xml:id="ct107202387344640" text:id="ct107202387344640">
          <text:insertion>
            <office:change-info>
              <dc:creator>Stuart Baker</dc:creator>
              <dc:date>2015-02-07T03:45:00</dc:date>
            </office:change-info>
          </text:insertion>
        </text:changed-region>
        <text:changed-region xml:id="ct107202387343104" text:id="ct107202387343104">
          <text:insertion>
            <office:change-info>
              <dc:creator>Stuart Baker</dc:creator>
              <dc:date>2015-02-07T03:46:00</dc:date>
            </office:change-info>
          </text:insertion>
        </text:changed-region>
        <text:changed-region xml:id="ct107202387356160" text:id="ct107202387356160">
          <text:insertion>
            <office:change-info>
              <dc:creator>Stuart Baker</dc:creator>
              <dc:date>2015-02-07T03:47:00</dc:date>
            </office:change-info>
          </text:insertion>
        </text:changed-region>
        <text:changed-region xml:id="ct107202387298560" text:id="ct107202387298560">
          <text:deletion>
            <office:change-info>
              <dc:creator>D Harris</dc:creator>
              <dc:date>2015-02-07T17:28:00</dc:date>
            </office:change-info>
            <text:p text:style-name="Standard">unecessary</text:p>
          </text:deletion>
        </text:changed-region>
        <text:changed-region xml:id="ct107202387344832" text:id="ct107202387344832">
          <text:insertion>
            <office:change-info>
              <dc:creator>D Harris</dc:creator>
              <dc:date>2015-02-07T17:28:00</dc:date>
            </office:change-info>
          </text:insertion>
        </text:changed-region>
        <text:changed-region xml:id="ct107202387332352" text:id="ct107202387332352">
          <text:insertion>
            <office:change-info>
              <dc:creator>Stuart Baker</dc:creator>
              <dc:date>2015-02-07T03:47:00</dc:date>
            </office:change-info>
          </text:insertion>
        </text:changed-region>
        <text:changed-region xml:id="ct107202387336960" text:id="ct107202387336960">
          <text:deletion>
            <office:change-info>
              <dc:creator>Stuart Baker</dc:creator>
              <dc:date>2015-02-07T04:12:00</dc:date>
            </office:change-info>
            <text:p text:style-name="Standard"/>
            <text:h text:style-name="Heading_20_1" text:outline-level="1" text:is-list-header="true"/>
          </text:deletion>
        </text:changed-region>
        <text:changed-region xml:id="ct107202387339648" text:id="ct107202387339648">
          <text:deletion>
            <office:change-info>
              <dc:creator>Stuart Baker</dc:creator>
              <dc:date>2015-02-07T04:09:00</dc:date>
            </office:change-info>
            <text:h text:style-name="Heading_20_1" text:outline-level="1" text:is-list-header="true">(Text to be integrated)</text:h>
            <text:p text:style-name="Standard">Below this is just a collection of pieces from other docs right now.</text:p>
            <text:p text:style-name="Standard">The proposed OpenLCB depends on globally unique Event ID numbers (EIDs). This node discusses the assignment of those. </text:p>
            <text:p text:style-name="Standard">The "globally unique" requirement only refers to the universe of connected nodes; nodes that never need to communicate with each other don't need to have separate Event IDs. In general, however, nodes can move: They can be sold or loaned for use on another layout, nodes on modular layouts can be connected to other arbitrary modules, and few assumptions can be made. Therefore, we require globally uniqueness for all EventIDs.</text:p>
            <text:p text:style-name="Standard">To ensure uniqueness, the top 6 bytes of EventIDs that you define are <text:span text:style-name="T1">required</text:span> to be within the NodeID space that you control. The low two bytes would be any number you prefer, so long as you use each value for only one event.</text:p>
            <text:p text:style-name="Standard">This requirement applies equally to events defined by a hardware node, e.g. by button pushing, a software node in a computer, or EventIDs that are defined by a human writing them on a piece of paper. In each case, the thing doing the definition must ensure it has control over the NodeID corresponding to the top four bytes, so it can ensure that the EventID not be reused.</text:p>
            <text:p text:style-name="P1">Table 1: Event Number Construction</text:p>
            <table:table table:name="Table2" table:style-name="Table2">
              <table:table-column table:style-name="Table2.A" table:number-columns-repeated="8"/>
              <table:table-row>
                <table:table-cell table:style-name="Table2.A1" office:value-type="string">
                  <text:p text:style-name="P24">Byte 1</text:p>
                </table:table-cell>
                <table:table-cell table:style-name="Table2.A1" office:value-type="string">
                  <text:p text:style-name="P24">Byte 2</text:p>
                </table:table-cell>
                <table:table-cell table:style-name="Table2.A1" office:value-type="string">
                  <text:p text:style-name="P24">Byte 3</text:p>
                </table:table-cell>
                <table:table-cell table:style-name="Table2.A1" office:value-type="string">
                  <text:p text:style-name="P24">Byte 4</text:p>
                </table:table-cell>
                <table:table-cell table:style-name="Table2.A1" office:value-type="string">
                  <text:p text:style-name="P24">Byte 5</text:p>
                </table:table-cell>
                <table:table-cell table:style-name="Table2.A1" office:value-type="string">
                  <text:p text:style-name="P24">Byte 6</text:p>
                </table:table-cell>
                <table:table-cell table:style-name="Table2.A1" office:value-type="string">
                  <text:p text:style-name="P24">Byte 7</text:p>
                </table:table-cell>
                <table:table-cell table:style-name="Table2.H1" office:value-type="string">
                  <text:p text:style-name="P24">Byte 8</text:p>
                </table:table-cell>
              </table:table-row>
              <table:table-row>
                <table:table-cell table:style-name="Table2.A2" table:number-columns-spanned="6" office:value-type="string">
                  <text:p text:style-name="P24">Node ID assigned to you</text:p>
                </table:table-cell>
                <table:covered-table-cell/>
                <table:covered-table-cell/>
                <table:covered-table-cell/>
                <table:covered-table-cell/>
                <table:covered-table-cell/>
                <table:table-cell table:style-name="Table2.G2" table:number-columns-spanned="2" office:value-type="string">
                  <text:p text:style-name="P24">Unique 16 bit extension</text:p>
                </table:table-cell>
                <table:covered-table-cell/>
              </table:table-row>
            </table:table>
            <text:p text:style-name="Text_20_body"/>
            <text:p text:style-name="Standard">The Node ID part could be e.g. from real nodes that you own. For example, the <text:a xlink:type="simple" xlink:href="../../../documents/examples/BlueGoldConfig.html" text:style-name="Internet_20_link" text:visited-style-name="Visited_20_Internet_20_Link">Blue/Gold algorithm</text:a> for assigning Event IDs automatically puts the Node ID of the first node to use that event in the Event ID, guaranteeing it to be unique.</text:p>
            <text:p text:style-name="Standard">Not all Event IDs need to be assigned through that algorithm. For example, a software configuration tool might define events and assign Event IDs to them. A board manufacturer may prefer some other pushbutton configuration process. A modular club may decide that certain events form the “boundaries” of modules, and need to be assigned well-known Event IDs to make it easier to create large modular layouts. Whatever the method, the Event IDs need to be globally unique, and we ensure that by requiring that people create EventIDs using node ID numbers assigned to them (and therefore not assigned to anybody else), plus an additional 16 bits that they are responsible for using only once.</text:p>
            <text:p text:style-name="Standard">Note that the Node ID part of an Event ID doesn't have to correspond to any physical node. So long as you've got some Node ID address space assigned to you, you can use that. For example, a fast-clock manufacturer might want to define a range of EventIDs so that a different event is emitted every fast minute. (This lets e.g. lamp controllers do day-night cycles automatically). For the sake of argument, let's say 24 bits worth of specific events are needed (it's actually smaller, but let's use this). The manufacturer has a large range of node IDs assigned already, so can use 8bits worth of that space, plus the extra 16 bits in the EventID below the nodeID-like-part, to do this. For example, if a manufacturer had a range of Node IDs that included at least 0x123456789A00 through 0x123456789AFF (in other words, all possible values of the low byte), he could create a set of Event IDs with the low 24 bits used to carry a time value:</text:p>
            <text:p text:style-name="P1">Table 2: Example of defining a Set of Events</text:p>
            <table:table table:name="Table3" table:style-name="Table3">
              <table:table-column table:style-name="Table3.A" table:number-columns-repeated="8"/>
              <table:table-row>
                <table:table-cell table:style-name="Table3.A1" office:value-type="string">
                  <text:p text:style-name="P24">Byte 1</text:p>
                </table:table-cell>
                <table:table-cell table:style-name="Table3.A1" office:value-type="string">
                  <text:p text:style-name="P24">Byte 2</text:p>
                </table:table-cell>
                <table:table-cell table:style-name="Table3.A1" office:value-type="string">
                  <text:p text:style-name="P24">Byte 3</text:p>
                </table:table-cell>
                <table:table-cell table:style-name="Table3.A1" office:value-type="string">
                  <text:p text:style-name="P24">Byte 4</text:p>
                </table:table-cell>
                <table:table-cell table:style-name="Table3.A1" office:value-type="string">
                  <text:p text:style-name="P24">Byte 5</text:p>
                </table:table-cell>
                <table:table-cell table:style-name="Table3.A1" office:value-type="string">
                  <text:p text:style-name="P24">Byte 6</text:p>
                </table:table-cell>
                <table:table-cell table:style-name="Table3.A1" office:value-type="string">
                  <text:p text:style-name="P24">Byte 7</text:p>
                </table:table-cell>
                <table:table-cell table:style-name="Table3.H1" office:value-type="string">
                  <text:p text:style-name="P24">Byte 8</text:p>
                </table:table-cell>
              </table:table-row>
              <table:table-row>
                <table:table-cell table:style-name="Table3.A2" table:number-columns-spanned="6" office:value-type="string">
                  <text:p text:style-name="P24">Assigned Node ID</text:p>
                </table:table-cell>
                <table:covered-table-cell/>
                <table:covered-table-cell/>
                <table:covered-table-cell/>
                <table:covered-table-cell/>
                <table:covered-table-cell/>
                <table:table-cell table:style-name="Table3.G2" table:number-columns-spanned="2" office:value-type="string">
                  <text:p text:style-name="P24">Unique 16 bit extension</text:p>
                </table:table-cell>
                <table:covered-table-cell/>
              </table:table-row>
              <table:table-row>
                <table:table-cell table:style-name="Table3.A2" office:value-type="string">
                  <text:p text:style-name="P24">0x12</text:p>
                </table:table-cell>
                <table:table-cell table:style-name="Table3.A2" office:value-type="string">
                  <text:p text:style-name="P24">0x34</text:p>
                </table:table-cell>
                <table:table-cell table:style-name="Table3.A2" office:value-type="string">
                  <text:p text:style-name="P24">0x56</text:p>
                </table:table-cell>
                <table:table-cell table:style-name="Table3.A2" office:value-type="string">
                  <text:p text:style-name="P24">0x78</text:p>
                </table:table-cell>
                <table:table-cell table:style-name="Table3.A2" office:value-type="string">
                  <text:p text:style-name="P24">0x9A</text:p>
                </table:table-cell>
                <table:table-cell table:style-name="Table3.G2" table:number-columns-spanned="3" office:value-type="string">
                  <text:p text:style-name="P24">Time Value</text:p>
                </table:table-cell>
                <table:covered-table-cell/>
                <table:covered-table-cell/>
              </table:table-row>
            </table:table>
            <text:p text:style-name="Standard">This is guaranteed to be unique, no matter where one of these devices is taken, because the node ID range is guaranteed to belong to the manufacturer, and he'll use it only once. </text:p>
            <text:h text:style-name="Heading_20_3" text:outline-level="3">Well-known Event ID extensions</text:h>
            <text:p text:style-name="Standard">Because events are a very convenient way to broadcast information to the entire network, we define some extension values to represent common conditions:</text:p>
            <text:p text:style-name="Standard"/>
            <text:p text:style-name="Standard">0xFFF8 – Node has logged a new log entry (See <text:a xlink:type="simple" xlink:href="../../../documents/notes/Logging.html" text:style-name="Internet_20_link" text:visited-style-name="Visited_20_Internet_20_Link">logging protocol note</text:a>)</text:p>
            <text:p text:style-name="Standard">0xFFF7 - </text:p>
            <text:p text:style-name="Standard">(But is this mechanism needed? <text:s/>Global events would convey the <text:span text:style-name="T3">same</text:span> information, without using up event space, and the source node ID could be used to determine who said it. </text:p>
            <text:p text:style-name="Standard"><text:tab/>“I've logged an entry”, said Joe Bloggs</text:p>
            <text:p text:style-name="Standard"><text:tab/>“Joe Bloggs has logged an entry”, said Joe Bloggs.</text:p>
          </text:deletion>
        </text:changed-region>
        <text:changed-region xml:id="ct107202387264960" text:id="ct107202387264960">
          <text:deletion>
            <office:change-info>
              <dc:creator>Stuart Baker</dc:creator>
              <dc:date>2015-02-07T04:10:00</dc:date>
            </office:change-info>
            <text:p text:style-name="Standard"/>
            <text:p text:style-name="Standard"/>
          </text:deletion>
        </text:changed-region>
        <text:changed-region xml:id="ct107202387264384" text:id="ct107202387264384">
          <text:insertion>
            <office:change-info>
              <dc:creator>Stuart Baker</dc:creator>
              <dc:date>2015-02-07T04:10:00</dc:date>
            </office:change-info>
          </text:insertion>
        </text:changed-region>
        <text:changed-region xml:id="ct107202387369984" text:id="ct107202387369984">
          <text:deletion>
            <office:change-info>
              <dc:creator>Bob Jacobsen</dc:creator>
              <dc:date>2010-10-08T21:55:00</dc:date>
            </office:change-info>
            <text:h text:style-name="P2" text:outline-level="1" text:is-list-header="true">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146919476214604623" text:style-name="L1">
              <text:list-item>
                <text:p text:style-name="P3">Lorem ipsum dolor sit amet, consectetur adipiscing elit. </text:p>
              </text:list-item>
              <text:list-item>
                <text:p text:style-name="P3">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change-start text:change-id="ct107202387311424"/>Introduction<text:change-end text:change-id="ct107202387311424"/><text:change-start text:change-id="ct107202387311232"/><office:annotation><dc:creator>D Harris</dc:creator><dc:date>2015-02-07T17:32:31</dc:date><text:p text:style-name="P30"><text:span text:style-name="T15">We lost the logo!</text:span></text:p></office:annotation><text:change-end text:change-id="ct107202387311232"/><text:change-start text:change-id="ct107202387309312"/></text:h>
      <text:p text:style-name="Standard">This explanatory note contains informative discussion and background for the corresponding “<text:change-end text:change-id="ct107202387309312"/><text:change text:change-id="ct105553121926784"/><text:change text:change-id="ct107202387358080"/><text:change-start text:change-id="ct105553119895488"/>Event ID <text:change-end text:change-id="ct105553119895488"/><text:change text:change-id="ct106102875684224"/><text:change-start text:change-id="ct106102875668672"/><text:span text:style-name="T3">Standard</text:span><text:change-end text:change-id="ct106102875668672"/><text:change-start text:change-id="ct106102875685184"/>”.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end text:change-id="ct106102875685184"/><text:change-start text:change-id="ct107202387311040"/></text:h>
      <text:p text:style-name="Standard"><text:change-end text:change-id="ct107202387311040"/><text:change text:change-id="ct107202387295104"/><text:change-start text:change-id="ct107202387313152"/>Alt<text:change-end text:change-id="ct107202387313152"/><text:change-start text:change-id="ct107202387256320"/>hough <text:change-end text:change-id="ct107202387256320"/><text:change-start text:change-id="ct107202387267456"/>event identifiers generally take the format of a unique Node ID plus <text:change-end text:change-id="ct107202387267456"/><text:change-start text:change-id="ct107202387266688"/>a 16-bit <text:change-end text:change-id="ct107202387266688"/><text:change-start text:change-id="ct107202387304320"/>extension<text:change-end text:change-id="ct107202387304320"/><text:change text:change-id="ct107202387303168"/><text:change-start text:change-id="ct107202387304128"/>, there are some exceptions to this noted <text:span text:style-name="T3">in the</text:span> Event Identifiers St<text:change-end text:change-id="ct107202387304128"/><text:change-start text:change-id="ct107202387308160"/>andard which wi<text:change-end text:change-id="ct107202387308160"/><text:change-start text:change-id="ct107202387351744"/>ll be detailed in this document.<text:change-end text:change-id="ct107202387351744"/><text:change text:change-id="ct107202387328704"/><text:change-start text:change-id="ct107202387326784"/></text:p>
      <text:h text:style-name="Heading_20_2" text:outline-level="2"><text:change-end text:change-id="ct107202387326784"/><text:change text:change-id="ct107202387348864"/><text:change-start text:change-id="ct107202387310656"/>Intended Use<text:change-end text:change-id="ct107202387310656"/><text:change-start text:change-id="ct107202387305664"/></text:h>
      <text:p text:style-name="Standard"><text:change-end text:change-id="ct107202387305664"/><text:change text:change-id="ct107202387266304"/><text:change-start text:change-id="ct107202387310464"/>An event ID is intended to be globally <text:change-end text:change-id="ct107202387310464"/><text:change-start text:change-id="ct107202387292224"/>unique and for a specific purpose defined either by us<text:change-end text:change-id="ct107202387292224"/><text:change-start text:change-id="ct107202387283392"/>er configuration or enforced by the Event Identifiers Standard.<text:change-end text:change-id="ct107202387283392"/><text:change-start text:change-id="ct107202387303360"/> <text:s/>Any node ma<text:change-end text:change-id="ct107202387303360"/><text:change-start text:change-id="ct107202387301056"/>y be configured to produce or consume any event, regardless of its assigned Node ID. <text:s/>However, logically, a unique event identifier is defined to have a unique purpose, whether assigned by user configuration or explicitly defined in the Event Identifier Standard.<text:change-end text:change-id="ct107202387301056"/><text:change-start text:change-id="ct107202387298944"/></text:p>
      <text:p text:style-name="Standard">The "globally unique" requirement only refers to the universe of connected nodes; nodes that never need to communicate with each other don't need to have separate Event Identifiers. <text:s/>In general, however, nodes can move: <text:change-end text:change-id="ct107202387298944"/><text:change text:change-id="ct107202387312384"/><text:change-start text:change-id="ct107202387310848"/>t<text:change-end text:change-id="ct107202387310848"/><text:change-start text:change-id="ct107202387268224"/>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1">required</text:span> to be within <text:change-end text:change-id="ct107202387268224"/><text:change text:change-id="ct107202387281472"/><text:change-start text:change-id="ct107202387355392"/>a<text:change-end text:change-id="ct107202387355392"/><text:change-start text:change-id="ct107202387353280"/>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7">Byte 1</text:p>
          </table:table-cell>
          <table:table-cell table:style-name="Table4.A1" office:value-type="string">
            <text:p text:style-name="P17">Byte 2</text:p>
          </table:table-cell>
          <table:table-cell table:style-name="Table4.A1" office:value-type="string">
            <text:p text:style-name="P17">Byte 3</text:p>
          </table:table-cell>
          <table:table-cell table:style-name="Table4.A1" office:value-type="string">
            <text:p text:style-name="P17">Byte 4</text:p>
          </table:table-cell>
          <table:table-cell table:style-name="Table4.A1" office:value-type="string">
            <text:p text:style-name="P17">Byte 5</text:p>
          </table:table-cell>
          <table:table-cell table:style-name="Table4.A1" office:value-type="string">
            <text:p text:style-name="P17">Byte 6</text:p>
          </table:table-cell>
          <table:table-cell table:style-name="Table4.A1" office:value-type="string">
            <text:p text:style-name="P17">Byte 7</text:p>
          </table:table-cell>
          <table:table-cell table:style-name="Table4.H1" office:value-type="string">
            <text:p text:style-name="P17">Byte 8</text:p>
          </table:table-cell>
        </table:table-row>
        <table:table-row>
          <table:table-cell table:style-name="Table4.A2" table:number-columns-spanned="6" office:value-type="string">
            <text:p text:style-name="P17">Node ID assigned to you</text:p>
          </table:table-cell>
          <table:covered-table-cell/>
          <table:covered-table-cell/>
          <table:covered-table-cell/>
          <table:covered-table-cell/>
          <table:covered-table-cell/>
          <table:table-cell table:style-name="Table4.G2" table:number-columns-spanned="2" office:value-type="string">
            <text:p text:style-name="P17">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that people create Event Identifiers using Node ID numbers assigned to them (and therefore not assigned to anybody else), plus an additional 16 bits that they are responsible for using only once.<text:change-end text:change-id="ct107202387353280"/><text:change-start text:change-id="ct107202387346560"/> <text:s/>This<text:change-end text:change-id="ct107202387346560"/><text:change-start text:change-id="ct107202387351168"/> needs to be repeated, each Event ID can only be used once for a specific state or meaning. <text:s/>It doesn't m<text:change-end text:change-id="ct107202387351168"/><text:change-start text:change-id="ct107202387321216"/>ean that multiple nodes cannot use it, but rather it should <text:span text:style-name="T1">not</text:span><text:span text:style-name="T14"> be used for a </text:span><text:span text:style-name="T11">different</text:span><text:span text:style-name="T14"> purpose or meaning. <text:s/>This is because the meaning and its use </text:span><text:change-end text:change-id="ct107202387321216"/><text:change-start text:change-id="ct107202387326208"/><text:span text:style-name="T14">is </text:span><text:span text:style-name="T1">shared across all of the nodes using it</text:span><text:span text:style-name="T14">, and unless it can be guaranteed that they all have been changed</text:span><text:change-end text:change-id="ct107202387326208"/><text:change-start text:change-id="ct107202387322368"/><text:span text:style-name="T14"> there will be conflict between them. <text:s/>It is much safer to use a new Event ID, and nodes will usually have </text:span><text:change-end text:change-id="ct107202387322368"/><text:change-start text:change-id="ct107202387352704"/><text:span text:style-name="T14">a mechanism to supply new, “virgin” Event Ids. <text:s/></text:span><text:change-end text:change-id="ct107202387352704"/><text:change-start text:change-id="ct107202387259200"/></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Ds with the low 24 bits used to carry a time value:</text:p>
      <text:p text:style-name="P1">Table 2: Example of defining a Set of Events</text:p>
      <table:table table:name="Table5" table:style-name="Table5">
        <table:table-column table:style-name="Table5.A" table:number-columns-repeated="8"/>
        <table:table-row>
          <table:table-cell table:style-name="Table5.A1" office:value-type="string">
            <text:p text:style-name="P17">Byte 1</text:p>
          </table:table-cell>
          <table:table-cell table:style-name="Table5.A1" office:value-type="string">
            <text:p text:style-name="P17">Byte 2</text:p>
          </table:table-cell>
          <table:table-cell table:style-name="Table5.A1" office:value-type="string">
            <text:p text:style-name="P17">Byte 3</text:p>
          </table:table-cell>
          <table:table-cell table:style-name="Table5.A1" office:value-type="string">
            <text:p text:style-name="P17">Byte 4</text:p>
          </table:table-cell>
          <table:table-cell table:style-name="Table5.A1" office:value-type="string">
            <text:p text:style-name="P17">Byte 5</text:p>
          </table:table-cell>
          <table:table-cell table:style-name="Table5.A1" office:value-type="string">
            <text:p text:style-name="P17">Byte 6</text:p>
          </table:table-cell>
          <table:table-cell table:style-name="Table5.A1" office:value-type="string">
            <text:p text:style-name="P17">Byte 7</text:p>
          </table:table-cell>
          <table:table-cell table:style-name="Table5.H1" office:value-type="string">
            <text:p text:style-name="P17">Byte 8</text:p>
          </table:table-cell>
        </table:table-row>
        <table:table-row>
          <table:table-cell table:style-name="Table5.A2" table:number-columns-spanned="6" office:value-type="string">
            <text:p text:style-name="P17">Assigned Node ID</text:p>
          </table:table-cell>
          <table:covered-table-cell/>
          <table:covered-table-cell/>
          <table:covered-table-cell/>
          <table:covered-table-cell/>
          <table:covered-table-cell/>
          <table:table-cell table:style-name="Table5.G2" table:number-columns-spanned="2" office:value-type="string">
            <text:p text:style-name="P17">Unique 16 bit extension</text:p>
          </table:table-cell>
          <table:covered-table-cell/>
        </table:table-row>
        <table:table-row>
          <table:table-cell table:style-name="Table5.A2" office:value-type="string">
            <text:p text:style-name="P17">0x12</text:p>
          </table:table-cell>
          <table:table-cell table:style-name="Table5.A2" office:value-type="string">
            <text:p text:style-name="P17">0x34</text:p>
          </table:table-cell>
          <table:table-cell table:style-name="Table5.A2" office:value-type="string">
            <text:p text:style-name="P17">0x56</text:p>
          </table:table-cell>
          <table:table-cell table:style-name="Table5.A2" office:value-type="string">
            <text:p text:style-name="P17">0x78</text:p>
          </table:table-cell>
          <table:table-cell table:style-name="Table5.A2" office:value-type="string">
            <text:p text:style-name="P17">0x9A</text:p>
          </table:table-cell>
          <table:table-cell table:style-name="Table5.G2" table:number-columns-spanned="3" office:value-type="string">
            <text:p text:style-name="P17">Time Value</text:p>
          </table:table-cell>
          <table:covered-table-cell/>
          <table:covered-table-cell/>
        </table:table-row>
      </table:table>
      <text:p text:style-name="Standard"><text:change-end text:change-id="ct107202387259200"/><text:change-start text:change-id="ct107202387363456"/></text:p>
      <text:p text:style-name="Standard"><text:change-end text:change-id="ct107202387363456"/><text:change-start text:change-id="ct107202387349248"/>This is guaranteed to be unique, no matter where one of these devices is taken, because the node ID range is guaranteed to belong to the manufacturer, and he'll use it only once. <text:change-end text:change-id="ct107202387349248"/><text:change-start text:change-id="ct107202387328512"/></text:p>
      <text:h text:style-name="Heading_20_2" text:outline-level="2"><text:soft-page-break/>References and Context<text:change-end text:change-id="ct107202387328512"/><text:change-start text:change-id="ct107202387312576"/></text:h>
      <text:p text:style-name="Standard"><text:change-end text:change-id="ct107202387312576"/><text:change-start text:change-id="ct107202387274560"/>This <text:change-end text:change-id="ct107202387274560"/><text:change text:change-id="ct106102875691136"/><text:change-start text:change-id="ct106102875659648"/><text:span text:style-name="T3">Standard</text:span><text:change-end text:change-id="ct106102875659648"/><text:change-start text:change-id="ct106102875741056"/> is in the context of the following OpenLCB Standards:</text:p>
      <text:list xml:id="list8804939371743354615" text:style-name="L2">
        <text:list-item>
          <text:p text:style-name="P28">The Message Network Standard, which <text:span text:style-name="T13">defines the basic messages and how they interact. Higher-level protocols are based on this message network, but are defined elsewhere.</text:span></text:p>
        </text:list-item>
        <text:list-item>
          <text:p text:style-name="P27">The Event Transport Standard, which defines the protocol for transporting events.</text:p>
        </text:list-item>
        <text:list-item>
          <text:p text:style-name="P27">The Unique Identifiers Standard witch defines the format and allocation of unique 48-bit identifiers.<text:change-end text:change-id="ct106102875741056"/><text:change-start text:change-id="ct107202387248640"/></text:p>
        </text:list-item>
      </text:list>
      <text:h text:style-name="Heading_20_2" text:outline-level="2"><text:change-end text:change-id="ct107202387248640"/><text:change-start text:change-id="ct107202387260544"/>Format</text:h>
      <text:p text:style-name="Standard">Event Ide<text:change-end text:change-id="ct107202387260544"/><text:change-start text:change-id="ct107202387315840"/>ntifiers are intended to be globally unique 64-bit <text:change-end text:change-id="ct107202387315840"/><text:change-start text:change-id="ct107202387298752"/>values.</text:p>
      <text:h text:style-name="Heading_20_2" text:outline-level="2">Node ID Based<text:change-end text:change-id="ct107202387298752"/><text:change-start text:change-id="ct107202387296064"/></text:h>
      <text:p text:style-name="Standard">The majority of event identifiers fall into this category. <text:s/>The six most significant bytes are derived from <text:change-end text:change-id="ct107202387296064"/><text:change-start text:change-id="ct107202387314496"/>a globally unique six byte Node ID followed by the two least significant bytes which are typically chosen through user conf<text:change-end text:change-id="ct107202387314496"/><text:change-start text:change-id="ct107202387316032"/>iguration.</text:p>
      <text:h text:style-name="Heading_20_3" text:outline-level="3"><text:change-end text:change-id="ct107202387316032"/><text:change-start text:change-id="ct107202387292032"/>MERG CBUS</text:h>
      <text:p text:style-name="Standard"><text:change-end text:change-id="ct107202387292032"/><text:change-start text:change-id="ct107202387324864"/>OpenLCB allocates a Node ID address space specifically for mapping MERG CBUS events into OpenLCB. <text:s/>CBUS events come in t<text:change-end text:change-id="ct107202387324864"/><text:change-start text:change-id="ct107202387291264"/>wo types: <text:s/>long and short. <text:s/>A long event is uniquely identified by the co<text:change-end text:change-id="ct107202387291264"/><text:change-start text:change-id="ct107202387296256"/>Event ID. <text:s/>A CBUS short event is translated into an OpenLCB event by using 0x0000 as the Node ID in the “CBUS Node ID” field of the OpenLCB event identifier. <text:s/>This is allowed because in the CBUS standard as co<text:change-end text:change-id="ct107202387296256"/><text:change-start text:change-id="ct107202387299904"/>mbination of 16-bit <text:change-end text:change-id="ct107202387299904"/><text:change text:change-id="ct107202387290496"/><text:change-start text:change-id="ct107202387306624"/>n<text:change-end text:change-id="ct107202387306624"/><text:change-start text:change-id="ct107202387375552"/>ode<text:change-end text:change-id="ct107202387375552"/><text:change text:change-id="ct107202387320448"/><text:change-start text:change-id="ct107202387375360"/>-id<text:change-end text:change-id="ct107202387375360"/><text:change text:change-id="ct107202387375744"/><text:change-start text:change-id="ct107202387375168"/> + 16-bit <text:change-end text:change-id="ct107202387375168"/><text:change text:change-id="ct107202387258816"/><text:change-start text:change-id="ct107202387318144"/>event-id<text:change-end text:change-id="ct107202387318144"/><text:change-start text:change-id="ct107202387342336"/>. <text:s/>A short event is only identified <text:change-end text:change-id="ct107202387342336"/><text:change-start text:change-id="ct107202387372672"/>by <text:change-end text:change-id="ct107202387372672"/><text:change-start text:change-id="ct107202387345408"/>its 16-bit <text:change-end text:change-id="ct107202387345408"/><text:change text:change-id="ct107202387259392"/><text:change-start text:change-id="ct107202387376128"/>even<text:change-end text:change-id="ct107202387376128"/><text:change-start text:change-id="ct107202387376320"/>t-id<text:change-end text:change-id="ct107202387376320"/><text:change-start text:change-id="ct107202387376512"/>. <text:s/>A CBUS short event is translated into an OpenLCB <text:change-end text:change-id="ct107202387376512"/><text:change text:change-id="ct107202387375936"/><text:change-start text:change-id="ct107202387376896"/>E<text:change-end text:change-id="ct107202387376896"/><text:change-start text:change-id="ct107202387376704"/>vent by using 0x0000 as the Node ID in the “CBUS Node ID” field<text:change-end text:change-id="ct107202387376704"/><text:change-start text:change-id="ct107202389345984"/> of the OpenLCB event identifier. <text:s/>This is allowed because in the CBUS standard, <text:change-end text:change-id="ct107202389345984"/><text:change text:change-id="ct107202387288000"/><text:change-start text:change-id="ct107202387257280"/>node-id<text:change-end text:change-id="ct107202387257280"/><text:change-start text:change-id="ct107202387302016"/> 0x0000 is not permitted.<text:change-end text:change-id="ct107202387302016"/><text:change-start text:change-id="ct107202387263616"/></text:p>
      <text:p text:style-name="Standard">CBUS events can als<text:change-end text:change-id="ct107202387263616"/><text:change-start text:change-id="ct107202387374592"/>o come in the form of a request<text:change-end text:change-id="ct107202387374592"/><text:change-start text:change-id="ct107202387341376"/>. <text:s/>Thes<text:change-end text:change-id="ct107202387341376"/><text:change-start text:change-id="ct107202387339264"/>e requests should be translated into a<text:change-end text:change-id="ct107202387339264"/><text:change-start text:change-id="ct107202387371136"/>n Identify Producer on OpenLCB in order to solicit the <text:span text:style-name="T3">response</text:span> that the CBUS request is asking for.<text:change-end text:change-id="ct107202387371136"/><text:change-start text:change-id="ct107202387360384"/> <text:s/>Two Identify Producer messages will have to be sent, one for the ON <text:change-end text:change-id="ct107202387360384"/><text:change-start text:change-id="ct107202387335040"/>state range and another for an OFF state range, the response of which will need to be translated back for CBUS.<text:change-end text:change-id="ct107202387335040"/><text:change-start text:change-id="ct107202387342144"/></text:p>
      <text:h text:style-name="Heading_20_2" text:outline-level="2">Well Known Automatically-Routed</text:h>
      <text:p text:style-name="Standard"><text:change-end text:change-id="ct107202387342144"/><text:change-start text:change-id="ct107202387309696"/>Unlike Node ID Based event identifiers, the Well-Known Automatically Routed<text:change-end text:change-id="ct107202387309696"/><text:change-start text:change-id="ct107202387373248"/> event <text:change-end text:change-id="ct107202387373248"/><text:change-start text:change-id="ct107202387336192"/>identifiers are explicitly defined by the Event Identifiers Standar<text:change-end text:change-id="ct107202387336192"/><text:change-start text:change-id="ct107202387372864"/>d for a specific purpose. <text:s/>Additionally, gat<text:change-end text:change-id="ct107202387372864"/><text:change-start text:change-id="ct107202387340224"/><office:annotation><dc:creator>D Harris</dc:creator><dc:date>2015-02-07T17:26:19</dc:date><text:p text:style-name="P30"><text:span text:style-name="T15">Oops, sentence fragment. <text:s/></text:span></text:p></office:annotation><text:change-end text:change-id="ct107202387340224"/></text:p>
      <text:h text:style-name="Heading_20_3" text:outline-level="3"><text:change-start text:change-id="ct107202387335616"/>Emergency Off<text:change-end text:change-id="ct107202387335616"/><text:change-start text:change-id="ct107202387335424"/></text:h>
      <text:p text:style-name="P16"><text:change-end text:change-id="ct107202387335424"/><text:change-start text:change-id="ct107202387373440"/></text:p>
      <text:p text:style-name="Standard">The Emergency Off event identifier (01.00.00.00.00.00.FF.FF) is a request <text:change-end text:change-id="ct107202387373440"/><text:change-start text:change-id="ct107202387377088"/>for a node to de-energize all of its outputs. <text:s/>A node receiving this event may continue to remain a powered participant of the OpenLCB<text:change-end text:change-id="ct107202387377088"/><text:change-start text:change-id="ct107202387330624"/> bus, but shall de-energize any outputs unrelated to maintaining OpenLCB communications. <text:s/>For example:</text:p>
      <text:list xml:id="list3047973748869480177" text:style-name="L3">
        <text:list-item>
          <text:p text:style-name="P29">If the node is a DCC power booster, it must <text:change-end text:change-id="ct107202387330624"/><text:change-start text:change-id="ct107202387374400"/>disable its amplified DCC power output.</text:p>
        </text:list-item>
        <text:list-item>
          <text:p text:style-name="P29"><text:soft-page-break/>If the node is an accessory controlling <text:change-end text:change-id="ct107202387374400"/><text:change-start text:change-id="ct107202387377472"/>turnout motors, it must remove power from the motors<text:change-end text:change-id="ct107202387377472"/><text:change-start text:change-id="ct107202387377280"/></text:p>
        </text:list-item>
      </text:list>
      <text:p text:style-name="Standard">A node may revert to its previous e<text:change-end text:change-id="ct107202387377280"/><text:change-start text:change-id="ct107202387377856"/>nergized state following the reception of a Clear Emergency Off event (01.00.00.00.00.00.FF.FE).<text:change-end text:change-id="ct107202387377856"/><text:change-start text:change-id="ct107202387377664"/> <text:s/>A node that has recently <text:change-end text:change-id="ct107202387377664"/><text:change-start text:change-id="ct107202389344448"/>joined the OpenLCB network is not expected to know about or react in any specifically prescribed way to the current Emergency Off status defined prior to the node joining the network until the next Emergency Off or <text:change-end text:change-id="ct107202389344448"/><text:change-start text:change-id="ct107202389344256"/>Clear Emergency Of<text:change-end text:change-id="ct107202389344256"/><text:change-start text:change-id="ct107202389344832"/><office:annotation><dc:creator>D Harris</dc:creator><dc:date>2015-02-07T17:29:02</dc:date><text:p text:style-name="P30"><text:span text:style-name="T15">Should we suggest that implementers might send EmergencyOff recurrently, but must ensure that that is cancelled on ClearEmergencyOff is sent? <text:s/></text:span></text:p></office:annotation><text:change-end text:change-id="ct107202389344832"/><text:change-start text:change-id="ct107202389344640"/>f event is produced.<text:change-end text:change-id="ct107202389344640"/><text:change-start text:change-id="ct107202387315648"/></text:p>
      <text:h text:style-name="Heading_20_3" text:outline-level="3">Emergency Stop</text:h>
      <text:p text:style-name="P16"><text:change-end text:change-id="ct107202387315648"/><text:change-start text:change-id="ct107202387365568"/></text:p>
      <text:p text:style-name="Standard"><text:change-end text:change-id="ct107202387365568"/><text:change-start text:change-id="ct107202387337152"/>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1243619867" text:continue-numbering="true" text:style-name="L3">
        <text:list-item>
          <text:p text:style-name="P29">If the node is acting on behalf of one or more DCC trains, it may send the global emergency stop command onto the DCC signal bus.</text:p>
        </text:list-item>
        <text:list-item>
          <text:p text:style-name="P29">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end text:change-id="ct107202387337152"/><text:change-start text:change-id="ct107202387344256"/></text:p>
      <text:h text:style-name="Heading_20_2" text:outline-level="2">Well-Known<text:change-end text:change-id="ct107202387344256"/><text:change-start text:change-id="ct107202387355968"/></text:h>
      <text:p text:style-name="Standard">Unlike Node ID Based event identifiers, the Well-Known event identifiers are explicitly defined by the Event Identifiers Standard for a specific purpose. <text:s/>Gateways are not required to <text:change-end text:change-id="ct107202387355968"/><text:change-start text:change-id="ct107202387332544"/>actively <text:change-end text:change-id="ct107202387332544"/><text:change-start text:change-id="ct107202387344640"/>route these events to all segments<text:change-end text:change-id="ct107202387344640"/><text:change-start text:change-id="ct107202387343104"/>, and may maintain a static or learned routing table for these events<text:change-end text:change-id="ct107202387343104"/><text:change-start text:change-id="ct107202387356160"/> to prevent <text:change-end text:change-id="ct107202387356160"/><text:change text:change-id="ct107202387298560"/><text:change-start text:change-id="ct107202387344832"/>unnecessary<text:change-end text:change-id="ct107202387344832"/><text:change-start text:change-id="ct107202387332352"/> propagation.<text:change-end text:change-id="ct107202387332352"/><text:change text:change-id="ct107202387336960"/><text:change text:change-id="ct107202387339648"/><text:change text:change-id="ct107202387264960"/><text:change-start text:change-id="ct107202387264384"/></text:p>
      <text:h text:style-name="P2" text:outline-level="1" text:is-list-header="true"><text:change-end text:change-id="ct107202387264384"/><text:change text:change-id="ct10720238736998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4"><text:s/>2.1 Introduction<text:tab/>1</text:p>
          <text:p text:style-name="P14"><text:s/>2.2 Intended Use<text:tab/>1</text:p>
          <text:p text:style-name="P14"><text:s/>2.3 References and Context<text:tab/>2</text:p>
          <text:p text:style-name="P14"><text:s/>2.4 Format<text:tab/>3</text:p>
          <text:p text:style-name="P14"><text:s/>2.5 Node ID Based<text:tab/>3</text:p>
          <text:p text:style-name="P13"><text:s/>2.5.1 MERG CBUS<text:tab/>3</text:p>
          <text:p text:style-name="P14"><text:s/>2.6 Well Known Automatically-Routed<text:tab/>3</text:p>
          <text:p text:style-name="P13"><text:s/>2.6.1 Emergency Off<text:tab/>3</text:p>
          <text:p text:style-name="P13"><text:s/>2.6.2 Emergency Stop<text:tab/>4</text:p>
          <text:p text:style-name="P14"><text:s/>2.7 Well-Known<text:tab/>4</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Lucida Grande UI" svg:font-family="'.Lucida Grande UI'"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58in" fo:margin-left="0.1833in" fo:margin-right="-0.0792in" table:align="margins" style:writing-mode="lr-tb"/>
    </style:style>
    <style:style style:name="Table1.A" style:family="table-column">
      <style:table-column-properties style:column-width="3.3111in" style:rel-column-width="33927*"/>
    </style:style>
    <style:style style:name="Table1.B" style:family="table-column">
      <style:table-column-properties style:column-width="0.2479in" style:rel-column-width="2540*"/>
    </style:style>
    <style:style style:name="Table1.C" style:family="table-column">
      <style:table-column-properties style:column-width="1.566in" style:rel-column-width="16045*"/>
    </style:style>
    <style:style style:name="Table1.D" style:family="table-column">
      <style:table-column-properties style:column-width="1.2708in" style:rel-column-width="1302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font-size-complex="8pt"/>
    </style:style>
    <style:style style:name="M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06652631475648" text:id="ct106652631475648">
            <text:deletion>
              <office:change-info>
                <dc:creator>Bob Jacobsen</dc:creator>
                <dc:date>2010-10-08T17:22:00</dc:date>
              </office:change-info>
              <text:p text:style-name="MP1">NMRA Technical Note (number)</text:p>
            </text:deletion>
          </text:changed-region>
          <text:changed-region xml:id="ct106652631509632" text:id="ct106652631509632">
            <text:insertion>
              <office:change-info>
                <dc:creator>Bob Jacobsen</dc:creator>
                <dc:date>2010-10-08T17:22:00</dc:date>
              </office:change-info>
            </text:insertion>
          </text:changed-region>
          <text:changed-region xml:id="ct106652631476032" text:id="ct106652631476032">
            <text:deletion>
              <office:change-info>
                <dc:creator>Stuart Baker</dc:creator>
                <dc:date>2015-02-07T04:11:00</dc:date>
              </office:change-info>
              <text:p text:style-name="MP1">-CAN Praesent Gravida Standard or </text:p>
            </text:deletion>
          </text:changed-region>
          <text:changed-region xml:id="ct106652631559168" text:id="ct106652631559168">
            <text:insertion>
              <office:change-info>
                <dc:creator>Stuart Baker</dc:creator>
                <dc:date>2015-02-07T04:11:00</dc:date>
              </office:change-info>
            </text:insertion>
          </text:changed-region>
          <text:changed-region xml:id="ct106652631495040" text:id="ct106652631495040">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06652631475648"/><text:change-start text:change-id="ct106652631509632"/>OpenLCB<text:change-end text:change-id="ct106652631509632"/><text:change text:change-id="ct106652631476032"/><text:change-start text:change-id="ct106652631559168"/> Event Identifiers <text:change-end text:change-id="ct106652631559168"/><text:change-start text:change-id="ct106652631495040"/>Technical Note<text:change-end text:change-id="ct106652631495040"/></text:p>
      </style:header>
      <style:footer>
        <text:tracked-changes>
          <text:changed-region xml:id="ct106652631495424" text:id="ct106652631495424">
            <text:deletion>
              <office:change-info>
                <dc:creator>Bob Jacobsen</dc:creator>
                <dc:date>2010-10-08T17:23:00</dc:date>
              </office:change-info>
              <text:p text:style-name="MP4"><text:span text:style-name="MT2"><text:tab/></text:span></text:p>
            </text:deletion>
          </text:changed-region>
          <text:changed-region xml:id="ct106652631548224" text:id="ct106652631548224">
            <text:deletion>
              <office:change-info>
                <dc:creator>Stuart Baker</dc:creator>
                <dc:date>2015-02-07T04:11:00</dc:date>
              </office:change-info>
              <text:p text:style-name="MP4"><text:span text:style-name="MT3">Copyright 2010, by J. Day, D. Harris, B. Jacobsen, and A. Shepherd</text:span></text:p>
            </text:deletion>
          </text:changed-region>
          <text:changed-region xml:id="ct106652631541504" text:id="ct106652631541504">
            <text:deletion>
              <office:change-info>
                <dc:creator>Bob Jacobsen</dc:creator>
                <dc:date>2010-10-08T17:23:00</dc:date>
              </office:change-info>
              <text:p text:style-name="MP4"><text:span text:style-name="MT3">Title</text:span></text:p>
            </text:deletion>
          </text:changed-region>
          <text:changed-region xml:id="ct106652631557248" text:id="ct106652631557248">
            <text:insertion>
              <office:change-info>
                <dc:creator>Stuart Baker</dc:creator>
                <dc:date>2015-02-07T04:11:00</dc:date>
              </office:change-info>
            </text:insertion>
          </text:changed-region>
          <text:changed-region xml:id="ct105553119863424" text:id="ct105553119863424">
            <text:deletion>
              <office:change-info>
                <dc:creator>Jim Kueneman</dc:creator>
                <dc:date>2015-02-07T20:34:00</dc:date>
              </office:change-info>
              <text:p text:style-name="MP4"><text:span text:style-name="Page_20_Number"><text:span text:style-name="MT2">2010</text:span></text:span></text:p>
            </text:deletion>
            <text:insertion>
              <office:change-info office:chg-author="Stuart Baker" office:chg-date-time="2015-02-07T04:11:00"/>
            </text:insertion>
          </text:changed-region>
          <text:changed-region xml:id="ct105553119850944" text:id="ct105553119850944">
            <text:insertion>
              <office:change-info>
                <dc:creator>Jim Kueneman</dc:creator>
                <dc:date>2015-02-07T20:34:00</dc:date>
              </office:change-info>
            </text:insertion>
          </text:changed-region>
          <text:changed-region xml:id="ct105553119867072" text:id="ct105553119867072">
            <text:insertion>
              <office:change-info>
                <dc:creator>Stuart Baker</dc:creator>
                <dc:date>2015-02-07T04:11:00</dc:date>
              </office:change-info>
            </text:insertion>
          </text:changed-region>
          <text:changed-region xml:id="ct106652631526912" text:id="ct106652631526912">
            <text:deletion>
              <office:change-info>
                <dc:creator>Bob Jacobsen</dc:creator>
                <dc:date>2013-02-06T22:35:00</dc:date>
              </office:change-info>
              <text:p text:style-name="MP4"><text:span text:style-name="Page_20_Number"><text:span text:style-name="MT2"><text:date style:data-style-name="N116" text:date-value="2015-02-07T20:36:02.99">2-7-2015</text:date></text:span></text:span></text:p>
            </text:deletion>
          </text:changed-region>
          <text:changed-region xml:id="ct106652631517696" text:id="ct106652631517696">
            <text:insertion>
              <office:change-info>
                <dc:creator>Bob Jacobsen</dc:creator>
                <dc:date>2013-02-06T22:35:00</dc:date>
              </office:change-info>
            </text:insertion>
          </text:changed-region>
        </text:tracked-changes>
        <text:p text:style-name="MP4"><text:change text:change-id="ct106652631495424"/><text:change text:change-id="ct106652631548224"/><text:change text:change-id="ct106652631541504"/><text:change-start text:change-id="ct106652631557248"/><text:span text:style-name="Page_20_Number"><text:span text:style-name="MT2">Copyright </text:span></text:span><text:change-end text:change-id="ct106652631557248"/><text:change text:change-id="ct105553119863424"/><text:change-start text:change-id="ct105553119850944"/><text:span text:style-name="Page_20_Number"><text:span text:style-name="MT4">2011-2015</text:span></text:span><text:change-end text:change-id="ct105553119850944"/><text:change-start text:change-id="ct10555311986707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change-end text:change-id="ct105553119867072"/><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 text:change-id="ct106652631526912"/><text:change-start text:change-id="ct106652631517696"/><text:span text:style-name="Page_20_Number"><text:span text:style-name="MT2"><text:date style:data-style-name="N75" text:date-value="2015-02-07T20:36:02.99">Feb 7, 2015</text:date></text:span></text:span><text:change-end text:change-id="ct106652631517696"/></text:p>
      </style:footer>
    </style:master-page>
    <style:master-page style:name="First_20_Page" style:display-name="First Page" style:page-layout-name="Mpm2" style:next-style-name="Standard">
      <style:header>
        <text:tracked-changes>
          <text:changed-region xml:id="ct106652631533056" text:id="ct106652631533056">
            <text:deletion>
              <office:change-info>
                <dc:creator>Bob Jacobsen</dc:creator>
                <dc:date>2010-10-07T21:46:00</dc:date>
              </office:change-info>
              <text:p text:style-name="MP7"><text:span text:style-name="MT5">NMRA TECHNICAL NOTES</text:span></text:p>
            </text:deletion>
          </text:changed-region>
          <text:changed-region xml:id="ct106652631540352" text:id="ct106652631540352">
            <text:insertion>
              <office:change-info>
                <dc:creator>Bob Jacobsen</dc:creator>
                <dc:date>2010-10-08T17:19:00</dc:date>
              </office:change-info>
            </text:insertion>
          </text:changed-region>
          <text:changed-region xml:id="ct106652631500032" text:id="ct106652631500032">
            <text:insertion>
              <office:change-info>
                <dc:creator>Bob Jacobsen</dc:creator>
                <dc:date>2010-10-08T21:55:00</dc:date>
              </office:change-info>
            </text:insertion>
          </text:changed-region>
          <text:changed-region xml:id="ct106652631556672" text:id="ct106652631556672">
            <text:deletion>
              <office:change-info>
                <dc:creator>Stuart Baker</dc:creator>
                <dc:date>2015-02-07T02:51:00</dc:date>
              </office:change-info>
              <text:p text:style-name="MP7">OpenLCB </text:p>
            </text:deletion>
          </text:changed-region>
          <text:changed-region xml:id="ct106652631489280" text:id="ct106652631489280">
            <text:deletion>
              <office:change-info>
                <dc:creator>Bob Jacobsen</dc:creator>
                <dc:date>2010-10-08T21:55:00</dc:date>
              </office:change-info>
              <text:p text:style-name="MP7">(title)</text:p>
            </text:deletion>
          </text:changed-region>
          <text:changed-region xml:id="ct106652633532480" text:id="ct106652633532480">
            <text:insertion>
              <office:change-info>
                <dc:creator>Bob Jacobsen</dc:creator>
                <dc:date>2010-10-08T21:55:00</dc:date>
              </office:change-info>
            </text:insertion>
          </text:changed-region>
          <text:changed-region xml:id="ct106652631547072" text:id="ct106652631547072">
            <text:insertion>
              <office:change-info>
                <dc:creator>Bob Jacobsen</dc:creator>
                <dc:date>2010-10-08T21:59:00</dc:date>
              </office:change-info>
            </text:insertion>
          </text:changed-region>
          <text:changed-region xml:id="ct106652631439168" text:id="ct106652631439168">
            <text:deletion>
              <office:change-info>
                <dc:creator>Bob Jacobsen</dc:creator>
                <dc:date>2010-10-08T17:19:00</dc:date>
              </office:change-info>
              <text:p text:style-name="MP7">(date)</text:p>
            </text:deletion>
          </text:changed-region>
          <text:changed-region xml:id="ct106652633539968" text:id="ct106652633539968">
            <text:insertion>
              <office:change-info>
                <dc:creator>Bob Jacobsen</dc:creator>
                <dc:date>2010-10-14T08:42:00</dc:date>
              </office:change-info>
            </text:insertion>
          </text:changed-region>
          <text:changed-region xml:id="ct106652631480640" text:id="ct106652631480640">
            <text:deletion>
              <office:change-info>
                <dc:creator>Bob Jacobsen</dc:creator>
                <dc:date>2010-10-07T21:47:00</dc:date>
              </office:change-info>
              <text:p text:style-name="MP7">(number)</text:p>
            </text:deletion>
          </text:changed-region>
          <text:changed-region xml:id="ct106652631516352" text:id="ct106652631516352">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text:change text:change-id="ct106652631533056"/><text:change-start text:change-id="ct106652631540352"/>OpenLCB <text:change-end text:change-id="ct106652631540352"/><text:change-start text:change-id="ct106652631500032"/>Technical Note<text:change-end text:change-id="ct10665263150003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6652631556672"/><text:change text:change-id="ct106652631489280"/><text:change-start text:change-id="ct106652633532480"/>Event <text:change-end text:change-id="ct106652633532480"/><text:change-start text:change-id="ct106652631547072"/>Identifiers<text:change-end text:change-id="ct10665263154707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06652631439168"/><text:change-start text:change-id="ct106652633539968"/><text:date style:data-style-name="N75" text:date-value="2015-02-07T20:36:02.99">Feb 7, 2015</text:date><text:change-end text:change-id="ct106652633539968"/></text:p>
            </table:table-cell>
            <table:table-cell table:style-name="Table1.C1" office:value-type="string">
              <text:p text:style-name="MP7"><text:change text:change-id="ct106652631480640"/><text:change-start text:change-id="ct106652631516352"/>Preliminary<text:change-end text:change-id="ct106652631516352"/></text:p>
            </table:table-cell>
          </table:table-row>
        </table:table>
        <text:p text:style-name="Header"/>
      </style:header>
      <style:footer>
        <text:tracked-changes>
          <text:changed-region xml:id="ct107202387331200" text:id="ct107202387331200">
            <text:deletion>
              <office:change-info>
                <dc:creator>Bob Jacobsen</dc:creator>
                <dc:date>2011-07-23T20:08:00</dc:date>
              </office:change-info>
              <text:p text:style-name="MP8"><text:span text:style-name="MT6">and A. Shepherd</text:span></text:p>
            </text:deletion>
          </text:changed-region>
          <text:changed-region xml:id="ct107202387313536" text:id="ct107202387313536">
            <text:deletion>
              <office:change-info>
                <dc:creator>Bob Jacobsen</dc:creator>
                <dc:date>2010-10-08T17:21:00</dc:date>
              </office:change-info>
              <text:p text:style-name="MP8"><text:span text:style-name="MT6">A. Robinson, </text:span></text:p>
            </text:deletion>
          </text:changed-region>
          <text:changed-region xml:id="ct107202387312960" text:id="ct107202387312960">
            <text:deletion>
              <office:change-info>
                <dc:creator>Bob Jacobsen</dc:creator>
                <dc:date>2011-07-23T20:08:00</dc:date>
              </office:change-info>
              <text:p text:style-name="MP8"><text:span text:style-name="MT6">, by J. Day, D. Harris, B. Jacobsen, </text:span></text:p>
            </text:deletion>
          </text:changed-region>
          <text:changed-region xml:id="ct107202387289152" text:id="ct107202387289152">
            <text:deletion>
              <office:change-info>
                <dc:creator>Bob Jacobsen</dc:creator>
                <dc:date>2010-10-07T21:47:00</dc:date>
              </office:change-info>
              <text:p text:style-name="MP8"><text:span text:style-name="MT6">90</text:span></text:p>
            </text:deletion>
          </text:changed-region>
          <text:changed-region xml:id="ct107202387369408" text:id="ct107202387369408">
            <text:deletion>
              <office:change-info>
                <dc:creator>Bob Jacobsen</dc:creator>
                <dc:date>2011-07-23T20:08:00</dc:date>
              </office:change-info>
              <text:p text:style-name="MP8"><text:span text:style-name="MT6">Copyright 20</text:span></text:p>
            </text:deletion>
          </text:changed-region>
          <text:changed-region xml:id="ct107202387313728" text:id="ct107202387313728">
            <text:insertion>
              <office:change-info>
                <dc:creator>Bob Jacobsen</dc:creator>
                <dc:date>2011-07-23T20:08:00</dc:date>
              </office:change-info>
            </text:insertion>
          </text:changed-region>
          <text:changed-region xml:id="ct107202387295488" text:id="ct107202387295488">
            <text:deletion>
              <office:change-info>
                <dc:creator>Bob Jacobsen</dc:creator>
                <dc:date>2013-02-06T22:35:00</dc:date>
              </office:change-info>
              <text:p text:style-name="MP8"><text:span text:style-name="Page_20_Number"><text:span text:style-name="MT7"><text:date style:data-style-name="N116" text:date-value="2015-02-07T20:36:02.99">2-7-2015</text:date></text:span></text:span></text:p>
            </text:deletion>
          </text:changed-region>
          <text:changed-region xml:id="ct107202387297984" text:id="ct107202387297984">
            <text:insertion>
              <office:change-info>
                <dc:creator>Bob Jacobsen</dc:creator>
                <dc:date>2013-02-06T22:35:00</dc:date>
              </office:change-info>
            </text:insertion>
          </text:changed-region>
        </text:tracked-changes>
        <text:p text:style-name="MP8"><text:change text:change-id="ct107202387331200"/><text:change text:change-id="ct107202387313536"/><text:change text:change-id="ct107202387312960"/><text:change text:change-id="ct107202387289152"/><text:change text:change-id="ct107202387369408"/><text:change-start text:change-id="ct107202387313728"/><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change-end text:change-id="ct107202387313728"/><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 text:change-id="ct107202387295488"/><text:change-start text:change-id="ct107202387297984"/><text:span text:style-name="Page_20_Number"><text:span text:style-name="MT2"><text:date style:data-style-name="N75" text:date-value="2015-02-07T20:36:02.99">Feb 7, 2015</text:date></text:span></text:span><text:change-end text:change-id="ct1072023872979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Identifiers Standard</dc:title>
    <meta:initial-creator>Alex Shepherd</meta:initial-creator>
    <meta:creation-date>2009-01-22T07:11:27</meta:creation-date>
    <meta:editing-cycles>86</meta:editing-cycles>
    <meta:editing-duration>PT14H55M27S</meta:editing-duration>
    <meta:generator>OpenOffice/4.1.1$Unix OpenOffice.org_project/411m6$Build-9775</meta:generator>
    <dc:date>2015-02-07T20:36:03</dc:date>
    <dc:creator>Jim Kueneman</dc:creator>
    <meta:keyword>OpenLCB Event Identifiers</meta:keyword>
    <meta:document-statistic meta:table-count="5" meta:image-count="0" meta:object-count="0" meta:page-count="5" meta:paragraph-count="178" meta:word-count="2660" meta:character-count="15535"/>
    <meta:user-defined meta:name="Info 1"/>
    <meta:user-defined meta:name="Info 2"/>
    <meta:user-defined meta:name="Info 3"/>
    <meta:user-defined meta:name="Info 4"/>
  </office:meta>
</office:document-meta>
</file>